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style:font-name="DejaVu Sans Mono" fo:font-size="7pt" officeooo:rsid="0024f099" officeooo:paragraph-rsid="0024f099" style:font-size-asian="7pt" style:font-size-complex="7pt"/>
    </style:style>
    <style:style style:name="T1" style:family="text">
      <style:text-properties officeooo:rsid="0026d9b9"/>
    </style:style>
    <style:style style:name="T2" style:family="text">
      <style:text-properties officeooo:rsid="002bd3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nuary</text:p>
      <text:p text:style-name="P2"/>
      <text:p text:style-name="P2"/>
      <text:p text:style-name="P2"/>
      <text:p text:style-name="P2"/>
      <text:p text:style-name="P2"/>
      <text:p text:style-name="P2">1 - F</text:p>
      <text:p text:style-name="P2">0541 1.53</text:p>
      <text:p text:style-name="P2">1203 4.53</text:p>
      <text:p text:style-name="P2">1803 1.43</text:p>
      <text:p text:style-name="P2"/>
      <text:p text:style-name="P2"/>
      <text:p text:style-name="P2">2 - SA</text:p>
      <text:p text:style-name="P2">0019 4.62</text:p>
      <text:p text:style-name="P2">0625 1.33</text:p>
      <text:p text:style-name="P2">1235 4.71</text:p>
      <text:p text:style-name="P2">1846 1.24</text:p>
      <text:p text:style-name="P2"/>
      <text:p text:style-name="P2">3 - SU</text:p>
      <text:p text:style-name="P2">0051 4.81</text:p>
      <text:p text:style-name="P2">0706 1.15</text:p>
      <text:p text:style-name="P2">1307 4.91</text:p>
      <text:p text:style-name="P2">1927 1.06</text:p>
      <text:p text:style-name="P2"/>
      <text:p text:style-name="P2">4 - M</text:p>
      <text:p text:style-name="P2">0125 5.01</text:p>
      <text:p text:style-name="P2">0747 0.99</text:p>
      <text:p text:style-name="P2">1343 5.11</text:p>
      <text:p text:style-name="P2">2007 0.92</text:p>
      <text:p text:style-name="P2"/>
      <text:p text:style-name="P2">5 - TU</text:p>
      <text:p text:style-name="P2">0202 5.20</text:p>
      <text:p text:style-name="P2">0828 0.87</text:p>
      <text:p text:style-name="P2">1422 5.27</text:p>
      <text:p text:style-name="P2">2048 0.83</text:p>
      <text:p text:style-name="P2"/>
      <text:p text:style-name="P2">6 - W</text:p>
      <text:p text:style-name="P2">0242 5.34</text:p>
      <text:p text:style-name="P2">0909 0.81</text:p>
      <text:p text:style-name="P2">1503 5.38</text:p>
      <text:p text:style-name="P2">2130 0.80</text:p>
      <text:p text:style-name="P2"/>
      <text:p text:style-name="P2">7 - TH</text:p>
      <text:p text:style-name="P2">0326 5.41</text:p>
      <text:p text:style-name="P2">0952 0.81</text:p>
      <text:p text:style-name="P2">1548 5.42</text:p>
      <text:p text:style-name="P2">2214 0.83</text:p>
      <text:p text:style-name="P2"/>
      <text:p text:style-name="P2">8 - F</text:p>
      <text:p text:style-name="P2">0412 5.41</text:p>
      <text:p text:style-name="P2">1037 0.87</text:p>
      <text:p text:style-name="P2">1637 5.38</text:p>
      <text:p text:style-name="P2">2301 0.92</text:p>
      <text:p text:style-name="P2"/>
      <text:p text:style-name="P2">9 - SA</text:p>
      <text:p text:style-name="P2">0503 5.34</text:p>
      <text:p text:style-name="P2">1126 0.98</text:p>
      <text:p text:style-name="P2">1730 5.29</text:p>
      <text:p text:style-name="P2">2353 1.04</text:p>
      <text:p text:style-name="P2"/>
      <text:p text:style-name="P2">10 - SU</text:p>
      <text:p text:style-name="P2">0558 5.22</text:p>
      <text:p text:style-name="P2">1221 1.11</text:p>
      <text:p text:style-name="P2">1827 5.16</text:p>
      <text:p text:style-name="P2"/>
      <text:p text:style-name="P2"/>
      <text:p text:style-name="P2">11 - M</text:p>
      <text:p text:style-name="P2">0051 1.18</text:p>
      <text:p text:style-name="P2">0658 5.10</text:p>
      <text:p text:style-name="P2">1322 1.23</text:p>
      <text:p text:style-name="P2">1931 5.05</text:p>
      <text:p text:style-name="P2"/>
      <text:p text:style-name="P2">12 - TU</text:p>
      <text:p text:style-name="P2">0156 1.28</text:p>
      <text:p text:style-name="P2">0804 5.02</text:p>
      <text:p text:style-name="P2">1430 1.30</text:p>
      <text:p text:style-name="P2">2038 5.01</text:p>
      <text:p text:style-name="P2"/>
      <text:p text:style-name="P2">13 - W</text:p>
      <text:p text:style-name="P2">0305 1.29</text:p>
      <text:p text:style-name="P2">0912 5.02</text:p>
      <text:p text:style-name="P2">1539 1.27</text:p>
      <text:p text:style-name="P2">2146 5.05</text:p>
      <text:p text:style-name="P2"/>
      <text:p text:style-name="P2">14 - TH</text:p>
      <text:p text:style-name="P2">0413 1.22</text:p>
      <text:p text:style-name="P2">1019 5.11</text:p>
      <text:p text:style-name="P2">1645 1.15</text:p>
      <text:p text:style-name="P2">2251 5.18</text:p>
      <text:p text:style-name="P2"/>
      <text:p text:style-name="P2">15 - F</text:p>
      <text:p text:style-name="P2">0516 1.07</text:p>
      <text:p text:style-name="P2">1122 5.27</text:p>
      <text:p text:style-name="P2">1744 0.99</text:p>
      <text:p text:style-name="P2">2351 5.35</text:p>
      <text:p text:style-name="P2"/>
      <text:p text:style-name="P2">16 - SA</text:p>
      <text:p text:style-name="P2">0612 0.91</text:p>
      <text:p text:style-name="P2">1219 5.44</text:p>
      <text:p text:style-name="P2">1837 0.84</text:p>
      <text:p text:style-name="P2"/>
      <text:p text:style-name="P2"/>
      <text:p text:style-name="P2">17 - SU</text:p>
      <text:p text:style-name="P2">0046 5.51</text:p>
      <text:p text:style-name="P2">0702 0.77</text:p>
      <text:p text:style-name="P2">1311 5.57</text:p>
      <text:p text:style-name="P2">1925 0.72</text:p>
      <text:p text:style-name="P2"/>
      <text:p text:style-name="P2">18 - M</text:p>
      <text:p text:style-name="P2">0136 5.62</text:p>
      <text:p text:style-name="P2">0747 0.69</text:p>
      <text:p text:style-name="P2">1401 5.64</text:p>
      <text:p text:style-name="P2">2009 0.67</text:p>
      <text:p text:style-name="P2"/>
      <text:p text:style-name="P2">19 - TU</text:p>
      <text:p text:style-name="P2">0224 5.64</text:p>
      <text:p text:style-name="P2">0829 0.67</text:p>
      <text:p text:style-name="P2">1447 5.62</text:p>
      <text:p text:style-name="P2">2050 0.69</text:p>
      <text:p text:style-name="P2"/>
      <text:p text:style-name="P2">20 - W</text:p>
      <text:p text:style-name="P2">0310 5.57</text:p>
      <text:p text:style-name="P2">0910 0.73</text:p>
      <text:p text:style-name="P2">1532 5.50</text:p>
      <text:p text:style-name="P2">2129 0.79</text:p>
      <text:p text:style-name="P2"/>
      <text:p text:style-name="P2">21 - TH</text:p>
      <text:p text:style-name="P2">0353 5.42</text:p>
      <text:p text:style-name="P2">0949 0.86</text:p>
      <text:p text:style-name="P2">1615 5.31</text:p>
      <text:p text:style-name="P2">2208 0.94</text:p>
      <text:p text:style-name="P2"/>
      <text:p text:style-name="P2">22 - F</text:p>
      <text:p text:style-name="P2">0436 5.19</text:p>
      <text:p text:style-name="P2">1028 1.03</text:p>
      <text:p text:style-name="P2">1656 5.06</text:p>
      <text:p text:style-name="P2">2248 1.14</text:p>
      <text:p text:style-name="P2"/>
      <text:p text:style-name="P2">23 - SA</text:p>
      <text:p text:style-name="P2">0517 4.91</text:p>
      <text:p text:style-name="P2">1108 1.25</text:p>
      <text:p text:style-name="P2">1737 4.77</text:p>
      <text:p text:style-name="P2">2329 1.37</text:p>
      <text:p text:style-name="P2"/>
      <text:p text:style-name="P2">24 - SU</text:p>
      <text:p text:style-name="P2">0558 4.62</text:p>
      <text:p text:style-name="P2">1151 1.49</text:p>
      <text:p text:style-name="P2">1819 4.48</text:p>
      <text:p text:style-name="P2"/>
      <text:p text:style-name="P2"/>
      <text:p text:style-name="P2">25 - M</text:p>
      <text:p text:style-name="P2">0014 1.61</text:p>
      <text:p text:style-name="P2">0640 4.35</text:p>
      <text:p text:style-name="P2">1238 1.73</text:p>
      <text:p text:style-name="P2">1902 4.23</text:p>
      <text:p text:style-name="P2"/>
      <text:p text:style-name="P2">26 - TU</text:p>
      <text:p text:style-name="P2">0104 1.83</text:p>
      <text:p text:style-name="P2">0727 4.13</text:p>
      <text:p text:style-name="P2">1332 1.92</text:p>
      <text:p text:style-name="P2">1954 4.04</text:p>
      <text:p text:style-name="P2"/>
      <text:p text:style-name="P2">27 - W</text:p>
      <text:p text:style-name="P2">0202 1.99</text:p>
      <text:p text:style-name="P2">0824 3.98</text:p>
      <text:p text:style-name="P2">1433 2.04</text:p>
      <text:p text:style-name="P2">2056 3.96</text:p>
      <text:p text:style-name="P2"/>
      <text:p text:style-name="P2">28 - TH</text:p>
      <text:p text:style-name="P2">0306 2.05</text:p>
      <text:p text:style-name="P2">0930 3.96</text:p>
      <text:p text:style-name="P2">1539 2.03</text:p>
      <text:p text:style-name="P2">2203 4.00</text:p>
      <text:p text:style-name="P2"/>
      <text:p text:style-name="P2">29 - F</text:p>
      <text:p text:style-name="P2">0411 1.98</text:p>
      <text:p text:style-name="P2">1033 4.06</text:p>
      <text:p text:style-name="P2">1642 1.89</text:p>
      <text:p text:style-name="P2">2301 4.16</text:p>
      <text:p text:style-name="P2"/>
      <text:p text:style-name="P2">30 - SA</text:p>
      <text:p text:style-name="P2">0511 1.79</text:p>
      <text:p text:style-name="P2">1126 4.27</text:p>
      <text:p text:style-name="P2">1738 1.66</text:p>
      <text:p text:style-name="P2">2348 4.41</text:p>
      <text:p text:style-name="P2"/>
      <text:p text:style-name="P2">31 - SU</text:p>
      <text:p text:style-name="P2">0604 1.52</text:p>
      <text:p text:style-name="P2">1210 4.55</text:p>
      <text:p text:style-name="P2">1828 1.38</text:p>
      <text:p text:style-name="P2"/>
      <text:p text:style-name="P2"/>
      <text:p text:style-name="P2">February</text:p>
      <text:p text:style-name="P2"/>
      <text:p text:style-name="P2"/>
      <text:p text:style-name="P2"/>
      <text:p text:style-name="P2"/>
      <text:p text:style-name="P2"/>
      <text:p text:style-name="P2">1 - M</text:p>
      <text:p text:style-name="P2">0030 4.71</text:p>
      <text:p text:style-name="P2">0651 1.23</text:p>
      <text:p text:style-name="P2">1250 4.87</text:p>
      <text:p text:style-name="P2">1913 1.09</text:p>
      <text:p text:style-name="P2"/>
      <text:p text:style-name="P2">2 - TU</text:p>
      <text:p text:style-name="P2">0110 5.03</text:p>
      <text:p text:style-name="P2">0734 0.95</text:p>
      <text:p text:style-name="P2">1330 5.19</text:p>
      <text:p text:style-name="P2">1955 0.83</text:p>
      <text:p text:style-name="P2"/>
      <text:p text:style-name="P2">3 - W</text:p>
      <text:p text:style-name="P2">0150 5.33</text:p>
      <text:p text:style-name="P2">0816 0.72</text:p>
      <text:p text:style-name="P2">1411 5.46</text:p>
      <text:p text:style-name="P2">2036 0.63</text:p>
      <text:p text:style-name="P2"/>
      <text:p text:style-name="P2">4 - TH</text:p>
      <text:p text:style-name="P2">0231 5.58</text:p>
      <text:p text:style-name="P2">0856 0.56</text:p>
      <text:p text:style-name="P2">1452 5.67</text:p>
      <text:p text:style-name="P2">2116 0.51</text:p>
      <text:p text:style-name="P2"/>
      <text:p text:style-name="P2">5 - F</text:p>
      <text:p text:style-name="P2">0314 5.73</text:p>
      <text:p text:style-name="P2">0937 0.48</text:p>
      <text:p text:style-name="P2">1535 5.77</text:p>
      <text:p text:style-name="P2">2157 0.49</text:p>
      <text:p text:style-name="P2"/>
      <text:p text:style-name="P2">6 - SA</text:p>
      <text:p text:style-name="P2">0357 5.78</text:p>
      <text:p text:style-name="P2">1018 0.51</text:p>
      <text:p text:style-name="P2">1620 5.76</text:p>
      <text:p text:style-name="P2">2239 0.56</text:p>
      <text:p text:style-name="P2"/>
      <text:p text:style-name="P2">7 - SU</text:p>
      <text:p text:style-name="P2">0444 5.71</text:p>
      <text:p text:style-name="P2">1101 0.64</text:p>
      <text:p text:style-name="P2">1708 5.63</text:p>
      <text:p text:style-name="P2">2324 0.73</text:p>
      <text:p text:style-name="P2"/>
      <text:p text:style-name="P2">8 - M</text:p>
      <text:p text:style-name="P2">0534 5.53</text:p>
      <text:p text:style-name="P2">1148 0.85</text:p>
      <text:p text:style-name="P2">1800 5.41</text:p>
      <text:p text:style-name="P2"/>
      <text:p text:style-name="P2"/>
      <text:p text:style-name="P2">9 - TU</text:p>
      <text:p text:style-name="P2">0014 0.97</text:p>
      <text:p text:style-name="P2">0629 5.28</text:p>
      <text:p text:style-name="P2">1242 1.10</text:p>
      <text:p text:style-name="P2">1859 5.15</text:p>
      <text:p text:style-name="P2"/>
      <text:p text:style-name="P2">10 - W</text:p>
      <text:p text:style-name="P2">0113 1.23</text:p>
      <text:p text:style-name="P2">0731 5.03</text:p>
      <text:p text:style-name="P2">1347 1.34</text:p>
      <text:p text:style-name="P2">2005 4.93</text:p>
      <text:p text:style-name="P2"/>
      <text:p text:style-name="P2">11 - TH</text:p>
      <text:p text:style-name="P2">0224 1.43</text:p>
      <text:p text:style-name="P2">0842 4.86</text:p>
      <text:p text:style-name="P2">1503 1.48</text:p>
      <text:p text:style-name="P2">2119 4.82</text:p>
      <text:p text:style-name="P2"/>
      <text:p text:style-name="P2">12 - F</text:p>
      <text:p text:style-name="P2">0344 1.49</text:p>
      <text:p text:style-name="P2">0957 4.84</text:p>
      <text:p text:style-name="P2">1623 1.45</text:p>
      <text:p text:style-name="P2">2234 4.89</text:p>
      <text:p text:style-name="P2"/>
      <text:p text:style-name="P2">13 - SA</text:p>
      <text:p text:style-name="P2">0459 1.38</text:p>
      <text:p text:style-name="P2">1108 4.98</text:p>
      <text:p text:style-name="P2">1733 1.28</text:p>
      <text:p text:style-name="P2">2340 5.08</text:p>
      <text:p text:style-name="P2"/>
      <text:p text:style-name="P2">14 - SU</text:p>
      <text:p text:style-name="P2">0603 1.17</text:p>
      <text:p text:style-name="P2">1210 5.20</text:p>
      <text:p text:style-name="P2">1830 1.06</text:p>
      <text:p text:style-name="P2"/>
      <text:p text:style-name="P2"/>
      <text:p text:style-name="P2">15 - M</text:p>
      <text:p text:style-name="P2">0038 5.31</text:p>
      <text:p text:style-name="P2">0654 0.95</text:p>
      <text:p text:style-name="P2">1304 5.42</text:p>
      <text:p text:style-name="P2">1917 0.86</text:p>
      <text:p text:style-name="P2"/>
      <text:p text:style-name="P2">16 - TU</text:p>
      <text:p text:style-name="P2">0128 5.51</text:p>
      <text:p text:style-name="P2">0738 0.78</text:p>
      <text:p text:style-name="P2">1351 5.57</text:p>
      <text:p text:style-name="P2">1958 0.72</text:p>
      <text:p text:style-name="P2"/>
      <text:p text:style-name="P2">17 - W</text:p>
      <text:p text:style-name="P2">0213 5.61</text:p>
      <text:p text:style-name="P2">0817 0.68</text:p>
      <text:p text:style-name="P2">1435 5.62</text:p>
      <text:p text:style-name="P2">2035 0.66</text:p>
      <text:p text:style-name="P2"/>
      <text:p text:style-name="P2">18 - TH</text:p>
      <text:p text:style-name="P2">0255 5.61</text:p>
      <text:p text:style-name="P2">0852 0.67</text:p>
      <text:p text:style-name="P2">1514 5.56</text:p>
      <text:p text:style-name="P2">2110 0.69</text:p>
      <text:p text:style-name="P2"/>
      <text:p text:style-name="P2">19 - F</text:p>
      <text:p text:style-name="P2">0333 5.50</text:p>
      <text:p text:style-name="P2">0926 0.73</text:p>
      <text:p text:style-name="P2">1551 5.41</text:p>
      <text:p text:style-name="P2">2143 0.79</text:p>
      <text:p text:style-name="P2"/>
      <text:p text:style-name="P2">20 - SA</text:p>
      <text:p text:style-name="P2">0408 5.30</text:p>
      <text:p text:style-name="P2">1000 0.86</text:p>
      <text:p text:style-name="P2">1624 5.17</text:p>
      <text:p text:style-name="P2">2217 0.96</text:p>
      <text:p text:style-name="P2"/>
      <text:p text:style-name="P2">21 - SU</text:p>
      <text:p text:style-name="P2">0439 5.04</text:p>
      <text:p text:style-name="P2">1035 1.06</text:p>
      <text:p text:style-name="P2">1653 4.90</text:p>
      <text:p text:style-name="P2">2252 1.18</text:p>
      <text:p text:style-name="P2"/>
      <text:p text:style-name="P2">22 - M</text:p>
      <text:p text:style-name="P2">0507 4.76</text:p>
      <text:p text:style-name="P2">1111 1.31</text:p>
      <text:p text:style-name="P2">1720 4.63</text:p>
      <text:p text:style-name="P2">2330 1.44</text:p>
      <text:p text:style-name="P2"/>
      <text:p text:style-name="P2">23 - TU</text:p>
      <text:p text:style-name="P2">0533 4.50</text:p>
      <text:p text:style-name="P2">1150 1.58</text:p>
      <text:p text:style-name="P2">1747 4.37</text:p>
      <text:p text:style-name="P2"/>
      <text:p text:style-name="P2"/>
      <text:p text:style-name="P2">24 - W</text:p>
      <text:p text:style-name="P2">0012 1.72</text:p>
      <text:p text:style-name="P2">0604 4.25</text:p>
      <text:p text:style-name="P2">1237 1.85</text:p>
      <text:p text:style-name="P2">1824 4.14</text:p>
      <text:p text:style-name="P2"/>
      <text:p text:style-name="P2">25 - TH</text:p>
      <text:p text:style-name="P2">0104 1.98</text:p>
      <text:p text:style-name="P2">0649 4.03</text:p>
      <text:p text:style-name="P2">1336 2.08</text:p>
      <text:p text:style-name="P2">1919 3.94</text:p>
      <text:p text:style-name="P2"/>
      <text:p text:style-name="P2">26 - F</text:p>
      <text:p text:style-name="P2">0212 2.15</text:p>
      <text:p text:style-name="P2">0757 3.88</text:p>
      <text:p text:style-name="P2">1452 2.18</text:p>
      <text:p text:style-name="P2">2043 3.86</text:p>
      <text:p text:style-name="P2"/>
      <text:p text:style-name="P2">27 - SA</text:p>
      <text:p text:style-name="P2">0333 2.15</text:p>
      <text:p text:style-name="P2">0932 3.90</text:p>
      <text:p text:style-name="P2">1612 2.06</text:p>
      <text:p text:style-name="P2">2217 4.01</text:p>
      <text:p text:style-name="P2"/>
      <text:p text:style-name="P2">28 - SU</text:p>
      <text:p text:style-name="P2">0447 1.93</text:p>
      <text:p text:style-name="P2">1053 4.15</text:p>
      <text:p text:style-name="P2">1719 1.77</text:p>
      <text:p text:style-name="P2">2323 4.3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arch</text:p>
      <text:p text:style-name="P2"/>
      <text:p text:style-name="P2"/>
      <text:p text:style-name="P2"/>
      <text:p text:style-name="P2"/>
      <text:p text:style-name="P2"/>
      <text:p text:style-name="P2">1 - M</text:p>
      <text:p text:style-name="P2">0547 1.58</text:p>
      <text:p text:style-name="P2">1149 4.53</text:p>
      <text:p text:style-name="P2">1812 1.38</text:p>
      <text:p text:style-name="P2"/>
      <text:p text:style-name="P2"/>
      <text:p text:style-name="P2">2 - TU</text:p>
      <text:p text:style-name="P2">0012 4.75</text:p>
      <text:p text:style-name="P2">0636 1.18</text:p>
      <text:p text:style-name="P2">1234 4.96</text:p>
      <text:p text:style-name="P2">1858 0.99</text:p>
      <text:p text:style-name="P2"/>
      <text:p text:style-name="P2">3 - W</text:p>
      <text:p text:style-name="P2">0055 5.17</text:p>
      <text:p text:style-name="P2">0719 0.80</text:p>
      <text:p text:style-name="P2">1315 5.38</text:p>
      <text:p text:style-name="P2">1939 0.64</text:p>
      <text:p text:style-name="P2"/>
      <text:p text:style-name="P2">4 - TH</text:p>
      <text:p text:style-name="P2">0135 5.56</text:p>
      <text:p text:style-name="P2">0759 0.49</text:p>
      <text:p text:style-name="P2">1355 5.73</text:p>
      <text:p text:style-name="P2">2019 0.38</text:p>
      <text:p text:style-name="P2"/>
      <text:p text:style-name="P2">5 - F</text:p>
      <text:p text:style-name="P2">0215 5.86</text:p>
      <text:p text:style-name="P2">0838 0.29</text:p>
      <text:p text:style-name="P2">1435 5.97</text:p>
      <text:p text:style-name="P2">2057 0.23</text:p>
      <text:p text:style-name="P2"/>
      <text:p text:style-name="P2">6 - SA</text:p>
      <text:p text:style-name="P2">0256 6.04</text:p>
      <text:p text:style-name="P2">0916 0.20</text:p>
      <text:p text:style-name="P2">1517 6.08</text:p>
      <text:p text:style-name="P2">2135 0.21</text:p>
      <text:p text:style-name="P2"/>
      <text:p text:style-name="P2">7 - SU</text:p>
      <text:p text:style-name="P2">0338 6.07</text:p>
      <text:p text:style-name="P2">0954 0.25</text:p>
      <text:p text:style-name="P2">1559 6.03</text:p>
      <text:p text:style-name="P2">2214 0.32</text:p>
      <text:p text:style-name="P2"/>
      <text:p text:style-name="P2">8 - M</text:p>
      <text:p text:style-name="P2">0422 5.95</text:p>
      <text:p text:style-name="P2">1034 0.43</text:p>
      <text:p text:style-name="P2">1645 5.83</text:p>
      <text:p text:style-name="P2">2255 0.56</text:p>
      <text:p text:style-name="P2"/>
      <text:p text:style-name="P2">9 - TU</text:p>
      <text:p text:style-name="P2">0509 5.68</text:p>
      <text:p text:style-name="P2">1117 0.72</text:p>
      <text:p text:style-name="P2">1734 5.51</text:p>
      <text:p text:style-name="P2">2341 0.90</text:p>
      <text:p text:style-name="P2"/>
      <text:p text:style-name="P2">10 - W</text:p>
      <text:p text:style-name="P2">0601 5.32</text:p>
      <text:p text:style-name="P2">1207 1.08</text:p>
      <text:p text:style-name="P2">1830 5.12</text:p>
      <text:p text:style-name="P2"/>
      <text:p text:style-name="P2"/>
      <text:p text:style-name="P2">11 - TH</text:p>
      <text:p text:style-name="P2">0037 1.28</text:p>
      <text:p text:style-name="P2">0703 4.93</text:p>
      <text:p text:style-name="P2">1310 1.45</text:p>
      <text:p text:style-name="P2">1939 4.77</text:p>
      <text:p text:style-name="P2"/>
      <text:p text:style-name="P2">12 - F</text:p>
      <text:p text:style-name="P2">0149 1.60</text:p>
      <text:p text:style-name="P2">0818 4.65</text:p>
      <text:p text:style-name="P2">1433 1.70</text:p>
      <text:p text:style-name="P2">2100 4.59</text:p>
      <text:p text:style-name="P2"/>
      <text:p text:style-name="P2">13 - SA</text:p>
      <text:p text:style-name="P2">0321 1.73</text:p>
      <text:p text:style-name="P2">0942 4.60</text:p>
      <text:p text:style-name="P2">1608 1.69</text:p>
      <text:p text:style-name="P2">2222 4.67</text:p>
      <text:p text:style-name="P2"/>
      <text:p text:style-name="P2">14 - SU</text:p>
      <text:p text:style-name="P2">0449 1.59</text:p>
      <text:p text:style-name="P2">1059 4.78</text:p>
      <text:p text:style-name="P2">1724 1.46</text:p>
      <text:p text:style-name="P2">2332 4.92</text:p>
      <text:p text:style-name="P2"/>
      <text:p text:style-name="P2">15 - M</text:p>
      <text:p text:style-name="P2">0554 1.31</text:p>
      <text:p text:style-name="P2">1201 5.07</text:p>
      <text:p text:style-name="P2">1820 1.17</text:p>
      <text:p text:style-name="P2"/>
      <text:p text:style-name="P2"/>
      <text:p text:style-name="P2">16 - TU</text:p>
      <text:p text:style-name="P2">0028 5.22</text:p>
      <text:p text:style-name="P2">0642 1.03</text:p>
      <text:p text:style-name="P2">1252 5.35</text:p>
      <text:p text:style-name="P2">1903 0.92</text:p>
      <text:p text:style-name="P2"/>
      <text:p text:style-name="P2">17 - W</text:p>
      <text:p text:style-name="P2">0115 5.46</text:p>
      <text:p text:style-name="P2">0722 0.82</text:p>
      <text:p text:style-name="P2">1336 5.54</text:p>
      <text:p text:style-name="P2">1939 0.74</text:p>
      <text:p text:style-name="P2"/>
      <text:p text:style-name="P2">18 - TH</text:p>
      <text:p text:style-name="P2">0156 5.59</text:p>
      <text:p text:style-name="P2">0756 0.68</text:p>
      <text:p text:style-name="P2">1415 5.61</text:p>
      <text:p text:style-name="P2">2012 0.64</text:p>
      <text:p text:style-name="P2"/>
      <text:p text:style-name="P2">19 - F</text:p>
      <text:p text:style-name="P2">0233 5.60</text:p>
      <text:p text:style-name="P2">0827 0.63</text:p>
      <text:p text:style-name="P2">1449 5.56</text:p>
      <text:p text:style-name="P2">2043 0.64</text:p>
      <text:p text:style-name="P2"/>
      <text:p text:style-name="P2">20 - SA</text:p>
      <text:p text:style-name="P2">0305 5.50</text:p>
      <text:p text:style-name="P2">0858 0.66</text:p>
      <text:p text:style-name="P2">1520 5.42</text:p>
      <text:p text:style-name="P2">2113 0.71</text:p>
      <text:p text:style-name="P2"/>
      <text:p text:style-name="P2">21 - SU</text:p>
      <text:p text:style-name="P2">0333 5.33</text:p>
      <text:p text:style-name="P2">0929 0.77</text:p>
      <text:p text:style-name="P2">1546 5.22</text:p>
      <text:p text:style-name="P2">2144 0.85</text:p>
      <text:p text:style-name="P2"/>
      <text:p text:style-name="P2">22 - M</text:p>
      <text:p text:style-name="P2">0357 5.11</text:p>
      <text:p text:style-name="P2">1000 0.95</text:p>
      <text:p text:style-name="P2">1608 5.00</text:p>
      <text:p text:style-name="P2">2217 1.06</text:p>
      <text:p text:style-name="P2"/>
      <text:p text:style-name="P2">23 - TU</text:p>
      <text:p text:style-name="P2">0419 4.89</text:p>
      <text:p text:style-name="P2">1034 1.19</text:p>
      <text:p text:style-name="P2">1630 4.78</text:p>
      <text:p text:style-name="P2">2251 1.32</text:p>
      <text:p text:style-name="P2"/>
      <text:p text:style-name="P2">24 - W</text:p>
      <text:p text:style-name="P2">0443 4.67</text:p>
      <text:p text:style-name="P2">1110 1.47</text:p>
      <text:p text:style-name="P2">1657 4.55</text:p>
      <text:p text:style-name="P2">2330 1.62</text:p>
      <text:p text:style-name="P2"/>
      <text:p text:style-name="P2">25 - TH</text:p>
      <text:p text:style-name="P2">0515 4.43</text:p>
      <text:p text:style-name="P2">1153 1.77</text:p>
      <text:p text:style-name="P2">1735 4.31</text:p>
      <text:p text:style-name="P2"/>
      <text:p text:style-name="P2"/>
      <text:p text:style-name="P2">26 - F</text:p>
      <text:p text:style-name="P2">0019 1.92</text:p>
      <text:p text:style-name="P2">0600 4.18</text:p>
      <text:p text:style-name="P2">1251 2.06</text:p>
      <text:p text:style-name="P2">1831 4.06</text:p>
      <text:p text:style-name="P2"/>
      <text:p text:style-name="P2">27 - SA</text:p>
      <text:p text:style-name="P2">0129 2.16</text:p>
      <text:p text:style-name="P2">0708 3.96</text:p>
      <text:p text:style-name="P2">1415 2.21</text:p>
      <text:p text:style-name="P2">1955 3.91</text:p>
      <text:p text:style-name="P2"/>
      <text:p text:style-name="P2">28 - SU</text:p>
      <text:p text:style-name="P2">0302 2.18</text:p>
      <text:p text:style-name="P2">0849 3.93</text:p>
      <text:p text:style-name="P2">1546 2.08</text:p>
      <text:p text:style-name="P2">2140 4.03</text:p>
      <text:p text:style-name="P2"/>
      <text:p text:style-name="P2">29 - M</text:p>
      <text:p text:style-name="P2">0425 1.92</text:p>
      <text:p text:style-name="P2">1023 4.20</text:p>
      <text:p text:style-name="P2">1657 1.72</text:p>
      <text:p text:style-name="P2">2256 4.41</text:p>
      <text:p text:style-name="P2"/>
      <text:p text:style-name="P2">30 - TU</text:p>
      <text:p text:style-name="P2">0526 1.50</text:p>
      <text:p text:style-name="P2">1124 4.65</text:p>
      <text:p text:style-name="P2">1752 1.28</text:p>
      <text:p text:style-name="P2">2349 4.89</text:p>
      <text:p text:style-name="P2"/>
      <text:p text:style-name="P2">31 - W</text:p>
      <text:p text:style-name="P2">0615 1.05</text:p>
      <text:p text:style-name="P2">1211 5.13</text:p>
      <text:p text:style-name="P2">1837 0.83</text:p>
      <text:p text:style-name="P2"/>
      <text:p text:style-name="P2"/>
      <text:p text:style-name="P2">April</text:p>
      <text:p text:style-name="P2"/>
      <text:p text:style-name="P2"/>
      <text:p text:style-name="P2"/>
      <text:p text:style-name="P2"/>
      <text:p text:style-name="P2"/>
      <text:p text:style-name="P2">1 - TH</text:p>
      <text:p text:style-name="P2">0033 5.37</text:p>
      <text:p text:style-name="P2">0658 0.64</text:p>
      <text:p text:style-name="P2">1254 5.58</text:p>
      <text:p text:style-name="P2">1918 0.46</text:p>
      <text:p text:style-name="P2"/>
      <text:p text:style-name="P2">2 - F</text:p>
      <text:p text:style-name="P2">0114 5.78</text:p>
      <text:p text:style-name="P2">0737 0.31</text:p>
      <text:p text:style-name="P2">1334 5.94</text:p>
      <text:p text:style-name="P2">1956 0.20</text:p>
      <text:p text:style-name="P2"/>
      <text:p text:style-name="P2">3 - SA</text:p>
      <text:p text:style-name="P2">0154 6.08</text:p>
      <text:p text:style-name="P2">0815 0.12</text:p>
      <text:p text:style-name="P2">1415 6.17</text:p>
      <text:p text:style-name="P2">2033 0.07</text:p>
      <text:p text:style-name="P2"/>
      <text:p text:style-name="P2">4 - SU</text:p>
      <text:p text:style-name="P2">0235 6.22</text:p>
      <text:p text:style-name="P2">0852 0.06</text:p>
      <text:p text:style-name="P2">1456 6.23</text:p>
      <text:p text:style-name="P2">2110 0.09</text:p>
      <text:p text:style-name="P2"/>
      <text:p text:style-name="P2">5 - M</text:p>
      <text:p text:style-name="P2">0316 6.20</text:p>
      <text:p text:style-name="P2">0929 0.15</text:p>
      <text:p text:style-name="P2">1538 6.12</text:p>
      <text:p text:style-name="P2">2148 0.25</text:p>
      <text:p text:style-name="P2"/>
      <text:p text:style-name="P2">6 - TU</text:p>
      <text:p text:style-name="P2">0400 6.00</text:p>
      <text:p text:style-name="P2">1008 0.39</text:p>
      <text:p text:style-name="P2">1622 5.85</text:p>
      <text:p text:style-name="P2">2229 0.55</text:p>
      <text:p text:style-name="P2"/>
      <text:p text:style-name="P2">7 - W</text:p>
      <text:p text:style-name="P2">0446 5.66</text:p>
      <text:p text:style-name="P2">1051 0.74</text:p>
      <text:p text:style-name="P2">1711 5.46</text:p>
      <text:p text:style-name="P2">2314 0.94</text:p>
      <text:p text:style-name="P2"/>
      <text:p text:style-name="P2">8 - TH</text:p>
      <text:p text:style-name="P2">0539 5.23</text:p>
      <text:p text:style-name="P2">1140 1.16</text:p>
      <text:p text:style-name="P2">1808 5.01</text:p>
      <text:p text:style-name="P2"/>
      <text:p text:style-name="P2"/>
      <text:p text:style-name="P2">9 - F</text:p>
      <text:p text:style-name="P2">0010 1.37</text:p>
      <text:p text:style-name="P2">0642 4.80</text:p>
      <text:p text:style-name="P2">1244 1.57</text:p>
      <text:p text:style-name="P2">1919 4.62</text:p>
      <text:p text:style-name="P2"/>
      <text:p text:style-name="P2">10 - SA</text:p>
      <text:p text:style-name="P2">0124 1.74</text:p>
      <text:p text:style-name="P2">0801 4.50</text:p>
      <text:p text:style-name="P2">1412 1.84</text:p>
      <text:p text:style-name="P2">2045 4.45</text:p>
      <text:p text:style-name="P2"/>
      <text:p text:style-name="P2">11 - SU</text:p>
      <text:p text:style-name="P2">0304 1.86</text:p>
      <text:p text:style-name="P2">0929 4.48</text:p>
      <text:p text:style-name="P2">1552 1.81</text:p>
      <text:p text:style-name="P2">2209 4.56</text:p>
      <text:p text:style-name="P2"/>
      <text:p text:style-name="P2">12 - M</text:p>
      <text:p text:style-name="P2">0433 1.69</text:p>
      <text:p text:style-name="P2">1045 4.69</text:p>
      <text:p text:style-name="P2">1707 1.55</text:p>
      <text:p text:style-name="P2">2317 4.84</text:p>
      <text:p text:style-name="P2"/>
      <text:p text:style-name="P2">13 - TU</text:p>
      <text:p text:style-name="P2">0535 1.40</text:p>
      <text:p text:style-name="P2">1144 4.99</text:p>
      <text:p text:style-name="P2">1758 1.26</text:p>
      <text:p text:style-name="P2"/>
      <text:p text:style-name="P2"/>
      <text:p text:style-name="P2">14 - W</text:p>
      <text:p text:style-name="P2">0010 5.13</text:p>
      <text:p text:style-name="P2">0619 1.12</text:p>
      <text:p text:style-name="P2">1232 5.25</text:p>
      <text:p text:style-name="P2">1838 1.01</text:p>
      <text:p text:style-name="P2"/>
      <text:p text:style-name="P2">15 - TH</text:p>
      <text:p text:style-name="P2">0054 5.35</text:p>
      <text:p text:style-name="P2">0655 0.91</text:p>
      <text:p text:style-name="P2">1313 5.42</text:p>
      <text:p text:style-name="P2">1911 0.83</text:p>
      <text:p text:style-name="P2"/>
      <text:p text:style-name="P2">16 - F</text:p>
      <text:p text:style-name="P2">0132 5.46</text:p>
      <text:p text:style-name="P2">0727 0.77</text:p>
      <text:p text:style-name="P2">1349 5.48</text:p>
      <text:p text:style-name="P2">1942 0.72</text:p>
      <text:p text:style-name="P2"/>
      <text:p text:style-name="P2">17 - SA</text:p>
      <text:p text:style-name="P2">0205 5.47</text:p>
      <text:p text:style-name="P2">0757 0.70</text:p>
      <text:p text:style-name="P2">1420 5.44</text:p>
      <text:p text:style-name="P2">2012 0.69</text:p>
      <text:p text:style-name="P2"/>
      <text:p text:style-name="P2">18 - SU</text:p>
      <text:p text:style-name="P2">0233 5.39</text:p>
      <text:p text:style-name="P2">0827 0.70</text:p>
      <text:p text:style-name="P2">1446 5.33</text:p>
      <text:p text:style-name="P2">2042 0.74</text:p>
      <text:p text:style-name="P2"/>
      <text:p text:style-name="P2">19 - M</text:p>
      <text:p text:style-name="P2">0257 5.26</text:p>
      <text:p text:style-name="P2">0857 0.78</text:p>
      <text:p text:style-name="P2">1508 5.19</text:p>
      <text:p text:style-name="P2">2113 0.85</text:p>
      <text:p text:style-name="P2"/>
      <text:p text:style-name="P2">20 - TU</text:p>
      <text:p text:style-name="P2">0318 5.11</text:p>
      <text:p text:style-name="P2">0929 0.93</text:p>
      <text:p text:style-name="P2">1529 5.04</text:p>
      <text:p text:style-name="P2">2145 1.03</text:p>
      <text:p text:style-name="P2"/>
      <text:p text:style-name="P2">21 - W</text:p>
      <text:p text:style-name="P2">0340 4.97</text:p>
      <text:p text:style-name="P2">1002 1.14</text:p>
      <text:p text:style-name="P2">1554 4.88</text:p>
      <text:p text:style-name="P2">2220 1.26</text:p>
      <text:p text:style-name="P2"/>
      <text:p text:style-name="P2">22 - TH</text:p>
      <text:p text:style-name="P2">0409 4.79</text:p>
      <text:p text:style-name="P2">1039 1.40</text:p>
      <text:p text:style-name="P2">1626 4.69</text:p>
      <text:p text:style-name="P2">2300 1.54</text:p>
      <text:p text:style-name="P2"/>
      <text:p text:style-name="P2">23 - F</text:p>
      <text:p text:style-name="P2">0447 4.58</text:p>
      <text:p text:style-name="P2">1123 1.68</text:p>
      <text:p text:style-name="P2">1710 4.46</text:p>
      <text:p text:style-name="P2">2350 1.82</text:p>
      <text:p text:style-name="P2"/>
      <text:p text:style-name="P2">24 - SA</text:p>
      <text:p text:style-name="P2">0537 4.33</text:p>
      <text:p text:style-name="P2">1223 1.95</text:p>
      <text:p text:style-name="P2">1810 4.22</text:p>
      <text:p text:style-name="P2"/>
      <text:p text:style-name="P2"/>
      <text:p text:style-name="P2">25 - SU</text:p>
      <text:p text:style-name="P2">0102 2.04</text:p>
      <text:p text:style-name="P2">0648 4.13</text:p>
      <text:p text:style-name="P2">1347 2.08</text:p>
      <text:p text:style-name="P2">1933 4.08</text:p>
      <text:p text:style-name="P2"/>
      <text:p text:style-name="P2">26 - M</text:p>
      <text:p text:style-name="P2">0234 2.05</text:p>
      <text:p text:style-name="P2">0821 4.11</text:p>
      <text:p text:style-name="P2">1517 1.95</text:p>
      <text:p text:style-name="P2">2108 4.22</text:p>
      <text:p text:style-name="P2"/>
      <text:p text:style-name="P2">27 - TU</text:p>
      <text:p text:style-name="P2">0356 1.79</text:p>
      <text:p text:style-name="P2">0948 4.38</text:p>
      <text:p text:style-name="P2">1629 1.59</text:p>
      <text:p text:style-name="P2">2223 4.59</text:p>
      <text:p text:style-name="P2"/>
      <text:p text:style-name="P2">28 - W</text:p>
      <text:p text:style-name="P2">0458 1.38</text:p>
      <text:p text:style-name="P2">1052 4.82</text:p>
      <text:p text:style-name="P2">1724 1.16</text:p>
      <text:p text:style-name="P2">2319 5.05</text:p>
      <text:p text:style-name="P2"/>
      <text:p text:style-name="P2">29 - TH</text:p>
      <text:p text:style-name="P2">0548 0.94</text:p>
      <text:p text:style-name="P2">1143 5.29</text:p>
      <text:p text:style-name="P2">1810 0.74</text:p>
      <text:p text:style-name="P2"/>
      <text:p text:style-name="P2"/>
      <text:p text:style-name="P2">30 - F</text:p>
      <text:p text:style-name="P2">0006 5.51</text:p>
      <text:p text:style-name="P2">0632 0.56</text:p>
      <text:p text:style-name="P2">1228 5.70</text:p>
      <text:p text:style-name="P2">1852 0.4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ay</text:p>
      <text:p text:style-name="P2"/>
      <text:p text:style-name="P2"/>
      <text:p text:style-name="P2"/>
      <text:p text:style-name="P2"/>
      <text:p text:style-name="P2"/>
      <text:p text:style-name="P2">1 - SA</text:p>
      <text:p text:style-name="P2">0050 5.88</text:p>
      <text:p text:style-name="P2">0712 0.27</text:p>
      <text:p text:style-name="P2">1311 6.02</text:p>
      <text:p text:style-name="P2">1932 0.18</text:p>
      <text:p text:style-name="P2"/>
      <text:p text:style-name="P2">2 - SU</text:p>
      <text:p text:style-name="P2">0132 6.12</text:p>
      <text:p text:style-name="P2">0751 0.12</text:p>
      <text:p text:style-name="P2">1353 6.19</text:p>
      <text:p text:style-name="P2">2010 0.09</text:p>
      <text:p text:style-name="P2"/>
      <text:p text:style-name="P2">3 - M</text:p>
      <text:p text:style-name="P2">0214 6.21</text:p>
      <text:p text:style-name="P2">0829 0.10</text:p>
      <text:p text:style-name="P2">1435 6.19</text:p>
      <text:p text:style-name="P2">2048 0.15</text:p>
      <text:p text:style-name="P2"/>
      <text:p text:style-name="P2">4 - TU</text:p>
      <text:p text:style-name="P2">0257 6.13</text:p>
      <text:p text:style-name="P2">0907 0.23</text:p>
      <text:p text:style-name="P2">1519 6.04</text:p>
      <text:p text:style-name="P2">2127 0.34</text:p>
      <text:p text:style-name="P2"/>
      <text:p text:style-name="P2">5 - W</text:p>
      <text:p text:style-name="P2">0342 5.90</text:p>
      <text:p text:style-name="P2">0948 0.48</text:p>
      <text:p text:style-name="P2">1605 5.74</text:p>
      <text:p text:style-name="P2">2209 0.65</text:p>
      <text:p text:style-name="P2"/>
      <text:p text:style-name="P2">6 - TH</text:p>
      <text:p text:style-name="P2">0430 5.55</text:p>
      <text:p text:style-name="P2">1032 0.83</text:p>
      <text:p text:style-name="P2">1655 5.34</text:p>
      <text:p text:style-name="P2">2256 1.03</text:p>
      <text:p text:style-name="P2"/>
      <text:p text:style-name="P2">7 - F</text:p>
      <text:p text:style-name="P2">0523 5.13</text:p>
      <text:p text:style-name="P2">1123 1.24</text:p>
      <text:p text:style-name="P2">1754 4.92</text:p>
      <text:p text:style-name="P2">2352 1.43</text:p>
      <text:p text:style-name="P2"/>
      <text:p text:style-name="P2">8 - SA</text:p>
      <text:p text:style-name="P2">0627 4.73</text:p>
      <text:p text:style-name="P2">1226 1.61</text:p>
      <text:p text:style-name="P2">1905 4.58</text:p>
      <text:p text:style-name="P2"/>
      <text:p text:style-name="P2"/>
      <text:p text:style-name="P2">9 - SU</text:p>
      <text:p text:style-name="P2">0105 1.76</text:p>
      <text:p text:style-name="P2">0745 4.47</text:p>
      <text:p text:style-name="P2">1349 1.85</text:p>
      <text:p text:style-name="P2">2027 4.43</text:p>
      <text:p text:style-name="P2"/>
      <text:p text:style-name="P2">10 - M</text:p>
      <text:p text:style-name="P2">0236 1.88</text:p>
      <text:p text:style-name="P2">0908 4.45</text:p>
      <text:p text:style-name="P2">1521 1.84</text:p>
      <text:p text:style-name="P2">2146 4.52</text:p>
      <text:p text:style-name="P2"/>
      <text:p text:style-name="P2">11 - TU</text:p>
      <text:p text:style-name="P2">0400 1.76</text:p>
      <text:p text:style-name="P2">1020 4.61</text:p>
      <text:p text:style-name="P2">1633 1.65</text:p>
      <text:p text:style-name="P2">2251 4.73</text:p>
      <text:p text:style-name="P2"/>
      <text:p text:style-name="P2">12 - W</text:p>
      <text:p text:style-name="P2">0500 1.53</text:p>
      <text:p text:style-name="P2">1118 4.84</text:p>
      <text:p text:style-name="P2">1724 1.41</text:p>
      <text:p text:style-name="P2">2343 4.95</text:p>
      <text:p text:style-name="P2"/>
      <text:p text:style-name="P2">13 - TH</text:p>
      <text:p text:style-name="P2">0544 1.30</text:p>
      <text:p text:style-name="P2">1205 5.04</text:p>
      <text:p text:style-name="P2">1803 1.20</text:p>
      <text:p text:style-name="P2"/>
      <text:p text:style-name="P2"/>
      <text:p text:style-name="P2">14 - F</text:p>
      <text:p text:style-name="P2">0026 5.11</text:p>
      <text:p text:style-name="P2">0621 1.11</text:p>
      <text:p text:style-name="P2">1245 5.17</text:p>
      <text:p text:style-name="P2">1837 1.04</text:p>
      <text:p text:style-name="P2"/>
      <text:p text:style-name="P2">15 - SA</text:p>
      <text:p text:style-name="P2">0102 5.20</text:p>
      <text:p text:style-name="P2">0654 0.97</text:p>
      <text:p text:style-name="P2">1319 5.21</text:p>
      <text:p text:style-name="P2">1910 0.92</text:p>
      <text:p text:style-name="P2"/>
      <text:p text:style-name="P2">16 - SU</text:p>
      <text:p text:style-name="P2">0134 5.21</text:p>
      <text:p text:style-name="P2">0725 0.89</text:p>
      <text:p text:style-name="P2">1347 5.20</text:p>
      <text:p text:style-name="P2">1941 0.86</text:p>
      <text:p text:style-name="P2"/>
      <text:p text:style-name="P2">17 - M</text:p>
      <text:p text:style-name="P2">0200 5.18</text:p>
      <text:p text:style-name="P2">0757 0.86</text:p>
      <text:p text:style-name="P2">1412 5.15</text:p>
      <text:p text:style-name="P2">2013 0.87</text:p>
      <text:p text:style-name="P2"/>
      <text:p text:style-name="P2">18 - TU</text:p>
      <text:p text:style-name="P2">0223 5.13</text:p>
      <text:p text:style-name="P2">0830 0.89</text:p>
      <text:p text:style-name="P2">1434 5.10</text:p>
      <text:p text:style-name="P2">2047 0.93</text:p>
      <text:p text:style-name="P2"/>
      <text:p text:style-name="P2">19 - W</text:p>
      <text:p text:style-name="P2">0246 5.07</text:p>
      <text:p text:style-name="P2">0904 0.98</text:p>
      <text:p text:style-name="P2">1459 5.04</text:p>
      <text:p text:style-name="P2">2122 1.04</text:p>
      <text:p text:style-name="P2"/>
      <text:p text:style-name="P2">20 - TH</text:p>
      <text:p text:style-name="P2">0314 5.00</text:p>
      <text:p text:style-name="P2">0940 1.12</text:p>
      <text:p text:style-name="P2">1531 4.95</text:p>
      <text:p text:style-name="P2">2159 1.21</text:p>
      <text:p text:style-name="P2"/>
      <text:p text:style-name="P2">21 - F</text:p>
      <text:p text:style-name="P2">0349 4.89</text:p>
      <text:p text:style-name="P2">1020 1.31</text:p>
      <text:p text:style-name="P2">1610 4.82</text:p>
      <text:p text:style-name="P2">2242 1.42</text:p>
      <text:p text:style-name="P2"/>
      <text:p text:style-name="P2">22 - SA</text:p>
      <text:p text:style-name="P2">0433 4.74</text:p>
      <text:p text:style-name="P2">1107 1.53</text:p>
      <text:p text:style-name="P2">1658 4.65</text:p>
      <text:p text:style-name="P2">2335 1.63</text:p>
      <text:p text:style-name="P2"/>
      <text:p text:style-name="P2">23 - SU</text:p>
      <text:p text:style-name="P2">0527 4.56</text:p>
      <text:p text:style-name="P2">1207 1.72</text:p>
      <text:p text:style-name="P2">1759 4.48</text:p>
      <text:p text:style-name="P2"/>
      <text:p text:style-name="P2"/>
      <text:p text:style-name="P2">24 - M</text:p>
      <text:p text:style-name="P2">0043 1.78</text:p>
      <text:p text:style-name="P2">0635 4.42</text:p>
      <text:p text:style-name="P2">1322 1.81</text:p>
      <text:p text:style-name="P2">1914 4.40</text:p>
      <text:p text:style-name="P2"/>
      <text:p text:style-name="P2">25 - TU</text:p>
      <text:p text:style-name="P2">0202 1.78</text:p>
      <text:p text:style-name="P2">0754 4.43</text:p>
      <text:p text:style-name="P2">1441 1.71</text:p>
      <text:p text:style-name="P2">2033 4.51</text:p>
      <text:p text:style-name="P2"/>
      <text:p text:style-name="P2">26 - W</text:p>
      <text:p text:style-name="P2">0318 1.59</text:p>
      <text:p text:style-name="P2">0911 4.63</text:p>
      <text:p text:style-name="P2">1551 1.45</text:p>
      <text:p text:style-name="P2">2145 4.79</text:p>
      <text:p text:style-name="P2"/>
      <text:p text:style-name="P2">27 - TH</text:p>
      <text:p text:style-name="P2">0422 1.28</text:p>
      <text:p text:style-name="P2">1016 4.96</text:p>
      <text:p text:style-name="P2">1650 1.11</text:p>
      <text:p text:style-name="P2">2245 5.15</text:p>
      <text:p text:style-name="P2"/>
      <text:p text:style-name="P2">28 - F</text:p>
      <text:p text:style-name="P2">0516 0.94</text:p>
      <text:p text:style-name="P2">1112 5.33</text:p>
      <text:p text:style-name="P2">1740 0.77</text:p>
      <text:p text:style-name="P2">2337 5.51</text:p>
      <text:p text:style-name="P2"/>
      <text:p text:style-name="P2">29 - SA</text:p>
      <text:p text:style-name="P2">0604 0.63</text:p>
      <text:p text:style-name="P2">1202 5.67</text:p>
      <text:p text:style-name="P2">1826 0.50</text:p>
      <text:p text:style-name="P2"/>
      <text:p text:style-name="P2"/>
      <text:p text:style-name="P2">30 - SU</text:p>
      <text:p text:style-name="P2">0025 5.80</text:p>
      <text:p text:style-name="P2">0648 0.40</text:p>
      <text:p text:style-name="P2">1249 5.91</text:p>
      <text:p text:style-name="P2">1909 0.33</text:p>
      <text:p text:style-name="P2"/>
      <text:p text:style-name="P2">31 - M</text:p>
      <text:p text:style-name="P2">0111 5.99</text:p>
      <text:p text:style-name="P2">0729 0.28</text:p>
      <text:p text:style-name="P2">1334 6.03</text:p>
      <text:p text:style-name="P2">1950 0.27</text:p>
      <text:p text:style-name="P2"/>
      <text:p text:style-name="P2">June</text:p>
      <text:p text:style-name="P2"/>
      <text:p text:style-name="P2"/>
      <text:p text:style-name="P2"/>
      <text:p text:style-name="P2"/>
      <text:p text:style-name="P2"/>
      <text:p text:style-name="P2">1 - TU</text:p>
      <text:p text:style-name="P2">0157 6.04</text:p>
      <text:p text:style-name="P2">0810 0.28</text:p>
      <text:p text:style-name="P2">1419 6.02</text:p>
      <text:p text:style-name="P2">2031 0.33</text:p>
      <text:p text:style-name="P2"/>
      <text:p text:style-name="P2">2 - W</text:p>
      <text:p text:style-name="P2">0242 5.96</text:p>
      <text:p text:style-name="P2">0852 0.40</text:p>
      <text:p text:style-name="P2">1506 5.87</text:p>
      <text:p text:style-name="P2">2113 0.49</text:p>
      <text:p text:style-name="P2"/>
      <text:p text:style-name="P2">3 - TH</text:p>
      <text:p text:style-name="P2">0329 5.76</text:p>
      <text:p text:style-name="P2">0934 0.61</text:p>
      <text:p text:style-name="P2">1554 5.62</text:p>
      <text:p text:style-name="P2">2157 0.75</text:p>
      <text:p text:style-name="P2"/>
      <text:p text:style-name="P2">4 - F</text:p>
      <text:p text:style-name="P2">0419 5.46</text:p>
      <text:p text:style-name="P2">1020 0.90</text:p>
      <text:p text:style-name="P2">1645 5.29</text:p>
      <text:p text:style-name="P2">2244 1.06</text:p>
      <text:p text:style-name="P2"/>
      <text:p text:style-name="P2">5 - SA</text:p>
      <text:p text:style-name="P2">0512 5.11</text:p>
      <text:p text:style-name="P2">1110 1.22</text:p>
      <text:p text:style-name="P2">1741 4.94</text:p>
      <text:p text:style-name="P2">2338 1.38</text:p>
      <text:p text:style-name="P2"/>
      <text:p text:style-name="P2">6 - SU</text:p>
      <text:p text:style-name="P2">0613 4.79</text:p>
      <text:p text:style-name="P2">1208 1.53</text:p>
      <text:p text:style-name="P2">1846 4.65</text:p>
      <text:p text:style-name="P2"/>
      <text:p text:style-name="P2"/>
      <text:p text:style-name="P2">7 - M</text:p>
      <text:p text:style-name="P2">0041 1.65</text:p>
      <text:p text:style-name="P2">0721 4.54</text:p>
      <text:p text:style-name="P2">1316 1.75</text:p>
      <text:p text:style-name="P2">1958 4.47</text:p>
      <text:p text:style-name="P2"/>
      <text:p text:style-name="P2">8 - TU</text:p>
      <text:p text:style-name="P2">0153 1.81</text:p>
      <text:p text:style-name="P2">0834 4.44</text:p>
      <text:p text:style-name="P2">1431 1.83</text:p>
      <text:p text:style-name="P2">2110 4.44</text:p>
      <text:p text:style-name="P2"/>
      <text:p text:style-name="P2">9 - W</text:p>
      <text:p text:style-name="P2">0306 1.82</text:p>
      <text:p text:style-name="P2">0943 4.47</text:p>
      <text:p text:style-name="P2">1539 1.78</text:p>
      <text:p text:style-name="P2">2214 4.52</text:p>
      <text:p text:style-name="P2"/>
      <text:p text:style-name="P2">10 - TH</text:p>
      <text:p text:style-name="P2">0409 1.72</text:p>
      <text:p text:style-name="P2">1042 4.58</text:p>
      <text:p text:style-name="P2">1635 1.65</text:p>
      <text:p text:style-name="P2">2308 4.64</text:p>
      <text:p text:style-name="P2"/>
      <text:p text:style-name="P2">11 - F</text:p>
      <text:p text:style-name="P2">0459 1.57</text:p>
      <text:p text:style-name="P2">1131 4.70</text:p>
      <text:p text:style-name="P2">1721 1.50</text:p>
      <text:p text:style-name="P2">2353 4.75</text:p>
      <text:p text:style-name="P2"/>
      <text:p text:style-name="P2">12 - SA</text:p>
      <text:p text:style-name="P2">0541 1.42</text:p>
      <text:p text:style-name="P2">1213 4.79</text:p>
      <text:p text:style-name="P2">1801 1.34</text:p>
      <text:p text:style-name="P2"/>
      <text:p text:style-name="P2"/>
      <text:p text:style-name="P2">13 - SU</text:p>
      <text:p text:style-name="P2">0031 4.82</text:p>
      <text:p text:style-name="P2">0620 1.27</text:p>
      <text:p text:style-name="P2">1247 4.85</text:p>
      <text:p text:style-name="P2">1838 1.21</text:p>
      <text:p text:style-name="P2"/>
      <text:p text:style-name="P2">14 - M</text:p>
      <text:p text:style-name="P2">0102 4.88</text:p>
      <text:p text:style-name="P2">0656 1.15</text:p>
      <text:p text:style-name="P2">1316 4.90</text:p>
      <text:p text:style-name="P2">1914 1.10</text:p>
      <text:p text:style-name="P2"/>
      <text:p text:style-name="P2">15 - TU</text:p>
      <text:p text:style-name="P2">0129 4.93</text:p>
      <text:p text:style-name="P2">0732 1.06</text:p>
      <text:p text:style-name="P2">1342 4.95</text:p>
      <text:p text:style-name="P2">1950 1.03</text:p>
      <text:p text:style-name="P2"/>
      <text:p text:style-name="P2">16 - W</text:p>
      <text:p text:style-name="P2">0155 4.98</text:p>
      <text:p text:style-name="P2">0809 1.01</text:p>
      <text:p text:style-name="P2">1409 5.01</text:p>
      <text:p text:style-name="P2">2027 1.00</text:p>
      <text:p text:style-name="P2"/>
      <text:p text:style-name="P2">17 - TH</text:p>
      <text:p text:style-name="P2">0224 5.04</text:p>
      <text:p text:style-name="P2">0846 1.01</text:p>
      <text:p text:style-name="P2">1441 5.06</text:p>
      <text:p text:style-name="P2">2106 1.02</text:p>
      <text:p text:style-name="P2"/>
      <text:p text:style-name="P2">18 - F</text:p>
      <text:p text:style-name="P2">0259 5.07</text:p>
      <text:p text:style-name="P2">0926 1.05</text:p>
      <text:p text:style-name="P2">1518 5.07</text:p>
      <text:p text:style-name="P2">2147 1.08</text:p>
      <text:p text:style-name="P2"/>
      <text:p text:style-name="P2">19 - SA</text:p>
      <text:p text:style-name="P2">0339 5.06</text:p>
      <text:p text:style-name="P2">1008 1.13</text:p>
      <text:p text:style-name="P2">1601 5.04</text:p>
      <text:p text:style-name="P2">2231 1.18</text:p>
      <text:p text:style-name="P2"/>
      <text:p text:style-name="P2">20 - SU</text:p>
      <text:p text:style-name="P2">0425 5.00</text:p>
      <text:p text:style-name="P2">1055 1.24</text:p>
      <text:p text:style-name="P2">1650 4.96</text:p>
      <text:p text:style-name="P2">2321 1.31</text:p>
      <text:p text:style-name="P2"/>
      <text:p text:style-name="P2">21 - M</text:p>
      <text:p text:style-name="P2">0517 4.91</text:p>
      <text:p text:style-name="P2">1149 1.36</text:p>
      <text:p text:style-name="P2">1746 4.86</text:p>
      <text:p text:style-name="P2"/>
      <text:p text:style-name="P2"/>
      <text:p text:style-name="P2">22 - TU</text:p>
      <text:p text:style-name="P2">0019 1.41</text:p>
      <text:p text:style-name="P2">0617 4.82</text:p>
      <text:p text:style-name="P2">1251 1.45</text:p>
      <text:p text:style-name="P2">1850 4.80</text:p>
      <text:p text:style-name="P2"/>
      <text:p text:style-name="P2">23 - W</text:p>
      <text:p text:style-name="P2">0125 1.46</text:p>
      <text:p text:style-name="P2">0723 4.79</text:p>
      <text:p text:style-name="P2">1400 1.45</text:p>
      <text:p text:style-name="P2">1958 4.81</text:p>
      <text:p text:style-name="P2"/>
      <text:p text:style-name="P2">24 - TH</text:p>
      <text:p text:style-name="P2">0235 1.42</text:p>
      <text:p text:style-name="P2">0833 4.85</text:p>
      <text:p text:style-name="P2">1509 1.35</text:p>
      <text:p text:style-name="P2">2107 4.92</text:p>
      <text:p text:style-name="P2"/>
      <text:p text:style-name="P2">25 - F</text:p>
      <text:p text:style-name="P2">0341 1.27</text:p>
      <text:p text:style-name="P2">0940 5.02</text:p>
      <text:p text:style-name="P2">1613 1.17</text:p>
      <text:p text:style-name="P2">2211 5.13</text:p>
      <text:p text:style-name="P2"/>
      <text:p text:style-name="P2">26 - SA</text:p>
      <text:p text:style-name="P2">0442 1.06</text:p>
      <text:p text:style-name="P2">1041 5.24</text:p>
      <text:p text:style-name="P2">1710 0.95</text:p>
      <text:p text:style-name="P2">2310 5.36</text:p>
      <text:p text:style-name="P2"/>
      <text:p text:style-name="P2">27 - SU</text:p>
      <text:p text:style-name="P2">0537 0.84</text:p>
      <text:p text:style-name="P2">1138 5.48</text:p>
      <text:p text:style-name="P2">1803 0.74</text:p>
      <text:p text:style-name="P2"/>
      <text:p text:style-name="P2"/>
      <text:p text:style-name="P2">28 - M</text:p>
      <text:p text:style-name="P2">0005 5.58</text:p>
      <text:p text:style-name="P2">0627 0.65</text:p>
      <text:p text:style-name="P2">1231 5.67</text:p>
      <text:p text:style-name="P2">1851 0.58</text:p>
      <text:p text:style-name="P2"/>
      <text:p text:style-name="P2">29 - TU</text:p>
      <text:p text:style-name="P2">0056 5.75</text:p>
      <text:p text:style-name="P2">0714 0.53</text:p>
      <text:p text:style-name="P2">1321 5.80</text:p>
      <text:p text:style-name="P2">1936 0.50</text:p>
      <text:p text:style-name="P2"/>
      <text:p text:style-name="P2">30 - W</text:p>
      <text:p text:style-name="P2">0145 5.82</text:p>
      <text:p text:style-name="P2">0759 0.49</text:p>
      <text:p text:style-name="P2">1409 5.82</text:p>
      <text:p text:style-name="P2">2020 0.5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July</text:p>
      <text:p text:style-name="P2"/>
      <text:p text:style-name="P2"/>
      <text:p text:style-name="P2"/>
      <text:p text:style-name="P2"/>
      <text:p text:style-name="P2"/>
      <text:p text:style-name="P2">1 - TH</text:p>
      <text:p text:style-name="P2">0233 5.80</text:p>
      <text:p text:style-name="P2">0842 0.54</text:p>
      <text:p text:style-name="P2">1457 5.75</text:p>
      <text:p text:style-name="P2">2104 0.59</text:p>
      <text:p text:style-name="P2"/>
      <text:p text:style-name="P2">2 - F</text:p>
      <text:p text:style-name="P2">0321 5.68</text:p>
      <text:p text:style-name="P2">0925 0.66</text:p>
      <text:p text:style-name="P2">1545 5.59</text:p>
      <text:p text:style-name="P2">2147 0.75</text:p>
      <text:p text:style-name="P2"/>
      <text:p text:style-name="P2">3 - SA</text:p>
      <text:p text:style-name="P2">0409 5.48</text:p>
      <text:p text:style-name="P2">1009 0.85</text:p>
      <text:p text:style-name="P2">1633 5.35</text:p>
      <text:p text:style-name="P2">2232 0.97</text:p>
      <text:p text:style-name="P2"/>
      <text:p text:style-name="P2">4 - SU</text:p>
      <text:p text:style-name="P2">0458 5.21</text:p>
      <text:p text:style-name="P2">1055 1.09</text:p>
      <text:p text:style-name="P2">1724 5.07</text:p>
      <text:p text:style-name="P2">2318 1.22</text:p>
      <text:p text:style-name="P2"/>
      <text:p text:style-name="P2">5 - M</text:p>
      <text:p text:style-name="P2">0550 4.92</text:p>
      <text:p text:style-name="P2">1143 1.35</text:p>
      <text:p text:style-name="P2">1818 4.78</text:p>
      <text:p text:style-name="P2"/>
      <text:p text:style-name="P2"/>
      <text:p text:style-name="P2">6 - TU</text:p>
      <text:p text:style-name="P2">0009 1.47</text:p>
      <text:p text:style-name="P2">0646 4.64</text:p>
      <text:p text:style-name="P2">1236 1.59</text:p>
      <text:p text:style-name="P2">1916 4.52</text:p>
      <text:p text:style-name="P2"/>
      <text:p text:style-name="P2">7 - W</text:p>
      <text:p text:style-name="P2">0104 1.69</text:p>
      <text:p text:style-name="P2">0747 4.42</text:p>
      <text:p text:style-name="P2">1334 1.78</text:p>
      <text:p text:style-name="P2">2018 4.34</text:p>
      <text:p text:style-name="P2"/>
      <text:p text:style-name="P2">8 - TH</text:p>
      <text:p text:style-name="P2">0204 1.85</text:p>
      <text:p text:style-name="P2">0851 4.28</text:p>
      <text:p text:style-name="P2">1436 1.89</text:p>
      <text:p text:style-name="P2">2123 4.25</text:p>
      <text:p text:style-name="P2"/>
      <text:p text:style-name="P2">9 - F</text:p>
      <text:p text:style-name="P2">0307 1.91</text:p>
      <text:p text:style-name="P2">0954 4.24</text:p>
      <text:p text:style-name="P2">1537 1.90</text:p>
      <text:p text:style-name="P2">2223 4.25</text:p>
      <text:p text:style-name="P2"/>
      <text:p text:style-name="P2">10 - SA</text:p>
      <text:p text:style-name="P2">0407 1.87</text:p>
      <text:p text:style-name="P2">1051 4.28</text:p>
      <text:p text:style-name="P2">1634 1.82</text:p>
      <text:p text:style-name="P2">2316 4.32</text:p>
      <text:p text:style-name="P2"/>
      <text:p text:style-name="P2">11 - SU</text:p>
      <text:p text:style-name="P2">0500 1.76</text:p>
      <text:p text:style-name="P2">1138 4.37</text:p>
      <text:p text:style-name="P2">1725 1.68</text:p>
      <text:p text:style-name="P2">2358 4.43</text:p>
      <text:p text:style-name="P2"/>
      <text:p text:style-name="P2">12 - M</text:p>
      <text:p text:style-name="P2">0548 1.60</text:p>
      <text:p text:style-name="P2">1217 4.49</text:p>
      <text:p text:style-name="P2">1810 1.50</text:p>
      <text:p text:style-name="P2"/>
      <text:p text:style-name="P2"/>
      <text:p text:style-name="P2">13 - TU</text:p>
      <text:p text:style-name="P2">0034 4.57</text:p>
      <text:p text:style-name="P2">0632 1.41</text:p>
      <text:p text:style-name="P2">1250 4.65</text:p>
      <text:p text:style-name="P2">1853 1.32</text:p>
      <text:p text:style-name="P2"/>
      <text:p text:style-name="P2">14 - W</text:p>
      <text:p text:style-name="P2">0105 4.73</text:p>
      <text:p text:style-name="P2">0713 1.22</text:p>
      <text:p text:style-name="P2">1320 4.82</text:p>
      <text:p text:style-name="P2">1934 1.14</text:p>
      <text:p text:style-name="P2"/>
      <text:p text:style-name="P2">15 - TH</text:p>
      <text:p text:style-name="P2">0136 4.92</text:p>
      <text:p text:style-name="P2">0754 1.06</text:p>
      <text:p text:style-name="P2">1353 5.01</text:p>
      <text:p text:style-name="P2">2014 0.99</text:p>
      <text:p text:style-name="P2"/>
      <text:p text:style-name="P2">16 - F</text:p>
      <text:p text:style-name="P2">0210 5.10</text:p>
      <text:p text:style-name="P2">0834 0.93</text:p>
      <text:p text:style-name="P2">1429 5.18</text:p>
      <text:p text:style-name="P2">2054 0.88</text:p>
      <text:p text:style-name="P2"/>
      <text:p text:style-name="P2">17 - SA</text:p>
      <text:p text:style-name="P2">0248 5.25</text:p>
      <text:p text:style-name="P2">0914 0.85</text:p>
      <text:p text:style-name="P2">1508 5.31</text:p>
      <text:p text:style-name="P2">2134 0.83</text:p>
      <text:p text:style-name="P2"/>
      <text:p text:style-name="P2">18 - SU</text:p>
      <text:p text:style-name="P2">0329 5.35</text:p>
      <text:p text:style-name="P2">0955 0.83</text:p>
      <text:p text:style-name="P2">1550 5.38</text:p>
      <text:p text:style-name="P2">2217 0.84</text:p>
      <text:p text:style-name="P2"/>
      <text:p text:style-name="P2">19 - M</text:p>
      <text:p text:style-name="P2">0413 5.38</text:p>
      <text:p text:style-name="P2">1039 0.87</text:p>
      <text:p text:style-name="P2">1636 5.37</text:p>
      <text:p text:style-name="P2">2301 0.91</text:p>
      <text:p text:style-name="P2"/>
      <text:p text:style-name="P2">20 - TU</text:p>
      <text:p text:style-name="P2">0501 5.33</text:p>
      <text:p text:style-name="P2">1125 0.97</text:p>
      <text:p text:style-name="P2">1727 5.28</text:p>
      <text:p text:style-name="P2">2351 1.03</text:p>
      <text:p text:style-name="P2"/>
      <text:p text:style-name="P2">21 - W</text:p>
      <text:p text:style-name="P2">0554 5.22</text:p>
      <text:p text:style-name="P2">1218 1.11</text:p>
      <text:p text:style-name="P2">1822 5.16</text:p>
      <text:p text:style-name="P2"/>
      <text:p text:style-name="P2"/>
      <text:p text:style-name="P2">22 - TH</text:p>
      <text:p text:style-name="P2">0046 1.18</text:p>
      <text:p text:style-name="P2">0652 5.09</text:p>
      <text:p text:style-name="P2">1317 1.25</text:p>
      <text:p text:style-name="P2">1924 5.03</text:p>
      <text:p text:style-name="P2"/>
      <text:p text:style-name="P2">23 - F</text:p>
      <text:p text:style-name="P2">0150 1.30</text:p>
      <text:p text:style-name="P2">0757 4.98</text:p>
      <text:p text:style-name="P2">1424 1.34</text:p>
      <text:p text:style-name="P2">2031 4.95</text:p>
      <text:p text:style-name="P2"/>
      <text:p text:style-name="P2">24 - SA</text:p>
      <text:p text:style-name="P2">0300 1.35</text:p>
      <text:p text:style-name="P2">0906 4.95</text:p>
      <text:p text:style-name="P2">1536 1.33</text:p>
      <text:p text:style-name="P2">2141 4.98</text:p>
      <text:p text:style-name="P2"/>
      <text:p text:style-name="P2">25 - SU</text:p>
      <text:p text:style-name="P2">0411 1.28</text:p>
      <text:p text:style-name="P2">1015 5.04</text:p>
      <text:p text:style-name="P2">1644 1.21</text:p>
      <text:p text:style-name="P2">2248 5.12</text:p>
      <text:p text:style-name="P2"/>
      <text:p text:style-name="P2">26 - M</text:p>
      <text:p text:style-name="P2">0516 1.12</text:p>
      <text:p text:style-name="P2">1120 5.21</text:p>
      <text:p text:style-name="P2">1746 1.02</text:p>
      <text:p text:style-name="P2">2350 5.32</text:p>
      <text:p text:style-name="P2"/>
      <text:p text:style-name="P2">27 - TU</text:p>
      <text:p text:style-name="P2">0614 0.93</text:p>
      <text:p text:style-name="P2">1219 5.42</text:p>
      <text:p text:style-name="P2">1840 0.83</text:p>
      <text:p text:style-name="P2"/>
      <text:p text:style-name="P2"/>
      <text:p text:style-name="P2">28 - W</text:p>
      <text:p text:style-name="P2">0046 5.52</text:p>
      <text:p text:style-name="P2">0705 0.74</text:p>
      <text:p text:style-name="P2">1312 5.60</text:p>
      <text:p text:style-name="P2">1929 0.67</text:p>
      <text:p text:style-name="P2"/>
      <text:p text:style-name="P2">29 - TH</text:p>
      <text:p text:style-name="P2">0137 5.67</text:p>
      <text:p text:style-name="P2">0751 0.62</text:p>
      <text:p text:style-name="P2">1402 5.72</text:p>
      <text:p text:style-name="P2">2013 0.58</text:p>
      <text:p text:style-name="P2"/>
      <text:p text:style-name="P2">30 - F</text:p>
      <text:p text:style-name="P2">0225 5.74</text:p>
      <text:p text:style-name="P2">0833 0.57</text:p>
      <text:p text:style-name="P2">1448 5.74</text:p>
      <text:p text:style-name="P2">2054 0.58</text:p>
      <text:p text:style-name="P2"/>
      <text:p text:style-name="P2">31 - SA</text:p>
      <text:p text:style-name="P2">0311 5.71</text:p>
      <text:p text:style-name="P2">0914 0.61</text:p>
      <text:p text:style-name="P2">1533 5.65</text:p>
      <text:p text:style-name="P2">2133 0.66</text:p>
      <text:p text:style-name="P2"/>
      <text:p text:style-name="P2">August</text:p>
      <text:p text:style-name="P2"/>
      <text:p text:style-name="P2"/>
      <text:p text:style-name="P2"/>
      <text:p text:style-name="P2"/>
      <text:p text:style-name="P2"/>
      <text:p text:style-name="P2">1 - SU</text:p>
      <text:p text:style-name="P2">0354 5.57</text:p>
      <text:p text:style-name="P2">0952 0.72</text:p>
      <text:p text:style-name="P2">1616 5.47</text:p>
      <text:p text:style-name="P2">2212 0.81</text:p>
      <text:p text:style-name="P2"/>
      <text:p text:style-name="P2">2 - M</text:p>
      <text:p text:style-name="P2">0437 5.35</text:p>
      <text:p text:style-name="P2">1031 0.91</text:p>
      <text:p text:style-name="P2">1658 5.20</text:p>
      <text:p text:style-name="P2">2251 1.03</text:p>
      <text:p text:style-name="P2"/>
      <text:p text:style-name="P2">3 - TU</text:p>
      <text:p text:style-name="P2">0519 5.05</text:p>
      <text:p text:style-name="P2">1111 1.15</text:p>
      <text:p text:style-name="P2">1740 4.89</text:p>
      <text:p text:style-name="P2">2331 1.29</text:p>
      <text:p text:style-name="P2"/>
      <text:p text:style-name="P2">4 - W</text:p>
      <text:p text:style-name="P2">0601 4.72</text:p>
      <text:p text:style-name="P2">1153 1.43</text:p>
      <text:p text:style-name="P2">1823 4.56</text:p>
      <text:p text:style-name="P2"/>
      <text:p text:style-name="P2"/>
      <text:p text:style-name="P2">5 - TH</text:p>
      <text:p text:style-name="P2">0015 1.57</text:p>
      <text:p text:style-name="P2">0645 4.40</text:p>
      <text:p text:style-name="P2">1240 1.71</text:p>
      <text:p text:style-name="P2">1910 4.26</text:p>
      <text:p text:style-name="P2"/>
      <text:p text:style-name="P2">6 - F</text:p>
      <text:p text:style-name="P2">0105 1.83</text:p>
      <text:p text:style-name="P2">0736 4.13</text:p>
      <text:p text:style-name="P2">1334 1.95</text:p>
      <text:p text:style-name="P2">2006 4.02</text:p>
      <text:p text:style-name="P2"/>
      <text:p text:style-name="P2">7 - SA</text:p>
      <text:p text:style-name="P2">0205 2.04</text:p>
      <text:p text:style-name="P2">0840 3.95</text:p>
      <text:p text:style-name="P2">1438 2.10</text:p>
      <text:p text:style-name="P2">2117 3.91</text:p>
      <text:p text:style-name="P2"/>
      <text:p text:style-name="P2">8 - SU</text:p>
      <text:p text:style-name="P2">0313 2.12</text:p>
      <text:p text:style-name="P2">0955 3.91</text:p>
      <text:p text:style-name="P2">1548 2.11</text:p>
      <text:p text:style-name="P2">2230 3.95</text:p>
      <text:p text:style-name="P2"/>
      <text:p text:style-name="P2">9 - M</text:p>
      <text:p text:style-name="P2">0422 2.05</text:p>
      <text:p text:style-name="P2">1101 4.02</text:p>
      <text:p text:style-name="P2">1653 1.96</text:p>
      <text:p text:style-name="P2">2327 4.12</text:p>
      <text:p text:style-name="P2"/>
      <text:p text:style-name="P2">10 - TU</text:p>
      <text:p text:style-name="P2">0522 1.85</text:p>
      <text:p text:style-name="P2">1150 4.23</text:p>
      <text:p text:style-name="P2">1749 1.71</text:p>
      <text:p text:style-name="P2"/>
      <text:p text:style-name="P2"/>
      <text:p text:style-name="P2">11 - W</text:p>
      <text:p text:style-name="P2">0010 4.36</text:p>
      <text:p text:style-name="P2">0614 1.57</text:p>
      <text:p text:style-name="P2">1228 4.51</text:p>
      <text:p text:style-name="P2">1837 1.42</text:p>
      <text:p text:style-name="P2"/>
      <text:p text:style-name="P2">12 - TH</text:p>
      <text:p text:style-name="P2">0046 4.66</text:p>
      <text:p text:style-name="P2">0659 1.26</text:p>
      <text:p text:style-name="P2">1303 4.82</text:p>
      <text:p text:style-name="P2">1920 1.11</text:p>
      <text:p text:style-name="P2"/>
      <text:p text:style-name="P2">13 - F</text:p>
      <text:p text:style-name="P2">0120 4.98</text:p>
      <text:p text:style-name="P2">0740 0.97</text:p>
      <text:p text:style-name="P2">1338 5.14</text:p>
      <text:p text:style-name="P2">2000 0.84</text:p>
      <text:p text:style-name="P2"/>
      <text:p text:style-name="P2">14 - SA</text:p>
      <text:p text:style-name="P2">0156 5.29</text:p>
      <text:p text:style-name="P2">0819 0.72</text:p>
      <text:p text:style-name="P2">1415 5.43</text:p>
      <text:p text:style-name="P2">2039 0.63</text:p>
      <text:p text:style-name="P2"/>
      <text:p text:style-name="P2">15 - SU</text:p>
      <text:p text:style-name="P2">0234 5.54</text:p>
      <text:p text:style-name="P2">0858 0.56</text:p>
      <text:p text:style-name="P2">1453 5.64</text:p>
      <text:p text:style-name="P2">2117 0.50</text:p>
      <text:p text:style-name="P2"/>
      <text:p text:style-name="P2">16 - M</text:p>
      <text:p text:style-name="P2">0313 5.71</text:p>
      <text:p text:style-name="P2">0937 0.48</text:p>
      <text:p text:style-name="P2">1534 5.76</text:p>
      <text:p text:style-name="P2">2156 0.48</text:p>
      <text:p text:style-name="P2"/>
      <text:p text:style-name="P2">17 - TU</text:p>
      <text:p text:style-name="P2">0355 5.77</text:p>
      <text:p text:style-name="P2">1016 0.51</text:p>
      <text:p text:style-name="P2">1617 5.75</text:p>
      <text:p text:style-name="P2">2236 0.56</text:p>
      <text:p text:style-name="P2"/>
      <text:p text:style-name="P2">18 - W</text:p>
      <text:p text:style-name="P2">0440 5.70</text:p>
      <text:p text:style-name="P2">1058 0.64</text:p>
      <text:p text:style-name="P2">1703 5.62</text:p>
      <text:p text:style-name="P2">2320 0.74</text:p>
      <text:p text:style-name="P2"/>
      <text:p text:style-name="P2">19 - TH</text:p>
      <text:p text:style-name="P2">0528 5.52</text:p>
      <text:p text:style-name="P2">1144 0.86</text:p>
      <text:p text:style-name="P2">1754 5.39</text:p>
      <text:p text:style-name="P2"/>
      <text:p text:style-name="P2"/>
      <text:p text:style-name="P2">20 - F</text:p>
      <text:p text:style-name="P2">0009 0.99</text:p>
      <text:p text:style-name="P2">0622 5.25</text:p>
      <text:p text:style-name="P2">1237 1.14</text:p>
      <text:p text:style-name="P2">1852 5.11</text:p>
      <text:p text:style-name="P2"/>
      <text:p text:style-name="P2">21 - SA</text:p>
      <text:p text:style-name="P2">0108 1.27</text:p>
      <text:p text:style-name="P2">0725 4.98</text:p>
      <text:p text:style-name="P2">1343 1.40</text:p>
      <text:p text:style-name="P2">2000 4.87</text:p>
      <text:p text:style-name="P2"/>
      <text:p text:style-name="P2">22 - SU</text:p>
      <text:p text:style-name="P2">0221 1.49</text:p>
      <text:p text:style-name="P2">0838 4.80</text:p>
      <text:p text:style-name="P2">1503 1.54</text:p>
      <text:p text:style-name="P2">2117 4.77</text:p>
      <text:p text:style-name="P2"/>
      <text:p text:style-name="P2">23 - M</text:p>
      <text:p text:style-name="P2">0346 1.53</text:p>
      <text:p text:style-name="P2">0956 4.80</text:p>
      <text:p text:style-name="P2">1626 1.47</text:p>
      <text:p text:style-name="P2">2234 4.87</text:p>
      <text:p text:style-name="P2"/>
      <text:p text:style-name="P2">24 - TU</text:p>
      <text:p text:style-name="P2">0503 1.37</text:p>
      <text:p text:style-name="P2">1109 4.98</text:p>
      <text:p text:style-name="P2">1737 1.24</text:p>
      <text:p text:style-name="P2">2341 5.12</text:p>
      <text:p text:style-name="P2"/>
      <text:p text:style-name="P2">25 - W</text:p>
      <text:p text:style-name="P2">0606 1.11</text:p>
      <text:p text:style-name="P2">1211 5.26</text:p>
      <text:p text:style-name="P2">1833 0.97</text:p>
      <text:p text:style-name="P2"/>
      <text:p text:style-name="P2"/>
      <text:p text:style-name="P2">26 - TH</text:p>
      <text:p text:style-name="P2">0038 5.40</text:p>
      <text:p text:style-name="P2">0657 0.85</text:p>
      <text:p text:style-name="P2">1304 5.52</text:p>
      <text:p text:style-name="P2">1920 0.74</text:p>
      <text:p text:style-name="P2"/>
      <text:p text:style-name="P2">27 - F</text:p>
      <text:p text:style-name="P2">0128 5.63</text:p>
      <text:p text:style-name="P2">0741 0.65</text:p>
      <text:p text:style-name="P2">1351 5.71</text:p>
      <text:p text:style-name="P2">2000 0.58</text:p>
      <text:p text:style-name="P2"/>
      <text:p text:style-name="P2">28 - SA</text:p>
      <text:p text:style-name="P2">0213 5.76</text:p>
      <text:p text:style-name="P2">0819 0.54</text:p>
      <text:p text:style-name="P2">1434 5.78</text:p>
      <text:p text:style-name="P2">2037 0.52</text:p>
      <text:p text:style-name="P2"/>
      <text:p text:style-name="P2">29 - SU</text:p>
      <text:p text:style-name="P2">0254 5.77</text:p>
      <text:p text:style-name="P2">0854 0.53</text:p>
      <text:p text:style-name="P2">1514 5.72</text:p>
      <text:p text:style-name="P2">2111 0.56</text:p>
      <text:p text:style-name="P2"/>
      <text:p text:style-name="P2">30 - M</text:p>
      <text:p text:style-name="P2">0333 5.65</text:p>
      <text:p text:style-name="P2">0928 0.61</text:p>
      <text:p text:style-name="P2">1551 5.54</text:p>
      <text:p text:style-name="P2">2144 0.69</text:p>
      <text:p text:style-name="P2"/>
      <text:p text:style-name="P2">31 - TU</text:p>
      <text:p text:style-name="P2">0408 5.42</text:p>
      <text:p text:style-name="P2">1001 0.78</text:p>
      <text:p text:style-name="P2">1625 5.27</text:p>
      <text:p text:style-name="P2">2218 0.89</text:p>
      <text:p text:style-name="P2"/>
      <text:p text:style-name="P2"><text:soft-page-break/>September</text:p>
      <text:p text:style-name="P2"/>
      <text:p text:style-name="P2"/>
      <text:p text:style-name="P2"/>
      <text:p text:style-name="P2"/>
      <text:p text:style-name="P2"/>
      <text:p text:style-name="P2">1 - W</text:p>
      <text:p text:style-name="P2">0441 5.12</text:p>
      <text:p text:style-name="P2">1035 1.02</text:p>
      <text:p text:style-name="P2">1657 4.95</text:p>
      <text:p text:style-name="P2">2253 1.16</text:p>
      <text:p text:style-name="P2"/>
      <text:p text:style-name="P2">2 - TH</text:p>
      <text:p text:style-name="P2">0511 4.78</text:p>
      <text:p text:style-name="P2">1112 1.31</text:p>
      <text:p text:style-name="P2">1726 4.61</text:p>
      <text:p text:style-name="P2">2331 1.47</text:p>
      <text:p text:style-name="P2"/>
      <text:p text:style-name="P2">3 - F</text:p>
      <text:p text:style-name="P2">0540 4.45</text:p>
      <text:p text:style-name="P2">1152 1.63</text:p>
      <text:p text:style-name="P2">1754 4.29</text:p>
      <text:p text:style-name="P2"/>
      <text:p text:style-name="P2"/>
      <text:p text:style-name="P2">4 - SA</text:p>
      <text:p text:style-name="P2">0015 1.79</text:p>
      <text:p text:style-name="P2">0611 4.15</text:p>
      <text:p text:style-name="P2">1240 1.95</text:p>
      <text:p text:style-name="P2">1831 4.01</text:p>
      <text:p text:style-name="P2"/>
      <text:p text:style-name="P2">5 - SU</text:p>
      <text:p text:style-name="P2">0109 2.09</text:p>
      <text:p text:style-name="P2">0658 3.89</text:p>
      <text:p text:style-name="P2">1343 2.20</text:p>
      <text:p text:style-name="P2">1933 3.79</text:p>
      <text:p text:style-name="P2"/>
      <text:p text:style-name="P2">6 - M</text:p>
      <text:p text:style-name="P2">0223 2.27</text:p>
      <text:p text:style-name="P2">0822 3.73</text:p>
      <text:p text:style-name="P2">1506 2.28</text:p>
      <text:p text:style-name="P2">2122 3.74</text:p>
      <text:p text:style-name="P2"/>
      <text:p text:style-name="P2">7 - TU</text:p>
      <text:p text:style-name="P2">0348 2.22</text:p>
      <text:p text:style-name="P2">1014 3.83</text:p>
      <text:p text:style-name="P2">1626 2.11</text:p>
      <text:p text:style-name="P2">2252 3.96</text:p>
      <text:p text:style-name="P2"/>
      <text:p text:style-name="P2">8 - W</text:p>
      <text:p text:style-name="P2">0500 1.96</text:p>
      <text:p text:style-name="P2">1121 4.13</text:p>
      <text:p text:style-name="P2">1729 1.78</text:p>
      <text:p text:style-name="P2">2344 4.32</text:p>
      <text:p text:style-name="P2"/>
      <text:p text:style-name="P2">9 - TH</text:p>
      <text:p text:style-name="P2">0555 1.58</text:p>
      <text:p text:style-name="P2">1205 4.52</text:p>
      <text:p text:style-name="P2">1819 1.38</text:p>
      <text:p text:style-name="P2"/>
      <text:p text:style-name="P2"/>
      <text:p text:style-name="P2">10 - F</text:p>
      <text:p text:style-name="P2">0024 4.73</text:p>
      <text:p text:style-name="P2">0641 1.17</text:p>
      <text:p text:style-name="P2">1242 4.95</text:p>
      <text:p text:style-name="P2">1901 0.98</text:p>
      <text:p text:style-name="P2"/>
      <text:p text:style-name="P2">11 - SA</text:p>
      <text:p text:style-name="P2">0100 5.16</text:p>
      <text:p text:style-name="P2">0721 0.79</text:p>
      <text:p text:style-name="P2">1318 5.36</text:p>
      <text:p text:style-name="P2">1941 0.63</text:p>
      <text:p text:style-name="P2"/>
      <text:p text:style-name="P2">12 - SU</text:p>
      <text:p text:style-name="P2">0137 5.54</text:p>
      <text:p text:style-name="P2">0800 0.49</text:p>
      <text:p text:style-name="P2">1355 5.71</text:p>
      <text:p text:style-name="P2">2018 0.37</text:p>
      <text:p text:style-name="P2"/>
      <text:p text:style-name="P2">13 - M</text:p>
      <text:p text:style-name="P2">0214 5.84</text:p>
      <text:p text:style-name="P2">0837 0.29</text:p>
      <text:p text:style-name="P2">1433 5.95</text:p>
      <text:p text:style-name="P2">2055 0.23</text:p>
      <text:p text:style-name="P2"/>
      <text:p text:style-name="P2">14 - TU</text:p>
      <text:p text:style-name="P2">0253 6.02</text:p>
      <text:p text:style-name="P2">0913 0.21</text:p>
      <text:p text:style-name="P2">1513 6.05</text:p>
      <text:p text:style-name="P2">2132 0.22</text:p>
      <text:p text:style-name="P2"/>
      <text:p text:style-name="P2">15 - W</text:p>
      <text:p text:style-name="P2">0334 6.05</text:p>
      <text:p text:style-name="P2">0951 0.27</text:p>
      <text:p text:style-name="P2">1555 6.00</text:p>
      <text:p text:style-name="P2">2210 0.35</text:p>
      <text:p text:style-name="P2"/>
      <text:p text:style-name="P2">16 - TH</text:p>
      <text:p text:style-name="P2">0417 5.91</text:p>
      <text:p text:style-name="P2">1030 0.46</text:p>
      <text:p text:style-name="P2">1639 5.79</text:p>
      <text:p text:style-name="P2">2251 0.60</text:p>
      <text:p text:style-name="P2"/>
      <text:p text:style-name="P2">17 - F</text:p>
      <text:p text:style-name="P2">0503 5.64</text:p>
      <text:p text:style-name="P2">1113 0.76</text:p>
      <text:p text:style-name="P2">1729 5.47</text:p>
      <text:p text:style-name="P2">2338 0.94</text:p>
      <text:p text:style-name="P2"/>
      <text:p text:style-name="P2">18 - SA</text:p>
      <text:p text:style-name="P2">0556 5.27</text:p>
      <text:p text:style-name="P2">1204 1.13</text:p>
      <text:p text:style-name="P2">1826 5.08</text:p>
      <text:p text:style-name="P2"/>
      <text:p text:style-name="P2"/>
      <text:p text:style-name="P2">19 - SU</text:p>
      <text:p text:style-name="P2">0035 1.33</text:p>
      <text:p text:style-name="P2">0700 4.89</text:p>
      <text:p text:style-name="P2">1310 1.50</text:p>
      <text:p text:style-name="P2">1937 4.74</text:p>
      <text:p text:style-name="P2"/>
      <text:p text:style-name="P2">20 - M</text:p>
      <text:p text:style-name="P2">0152 1.64</text:p>
      <text:p text:style-name="P2">0818 4.64</text:p>
      <text:p text:style-name="P2">1439 1.71</text:p>
      <text:p text:style-name="P2">2101 4.60</text:p>
      <text:p text:style-name="P2"/>
      <text:p text:style-name="P2">21 - TU</text:p>
      <text:p text:style-name="P2">0329 1.71</text:p>
      <text:p text:style-name="P2">0943 4.63</text:p>
      <text:p text:style-name="P2">1614 1.63</text:p>
      <text:p text:style-name="P2">2223 4.73</text:p>
      <text:p text:style-name="P2"/>
      <text:p text:style-name="P2">22 - W</text:p>
      <text:p text:style-name="P2">0454 1.50</text:p>
      <text:p text:style-name="P2">1059 4.87</text:p>
      <text:p text:style-name="P2">1727 1.35</text:p>
      <text:p text:style-name="P2">2331 5.03</text:p>
      <text:p text:style-name="P2"/>
      <text:p text:style-name="P2">23 - TH</text:p>
      <text:p text:style-name="P2">0555 1.19</text:p>
      <text:p text:style-name="P2">1200 5.20</text:p>
      <text:p text:style-name="P2">1820 1.03</text:p>
      <text:p text:style-name="P2"/>
      <text:p text:style-name="P2"/>
      <text:p text:style-name="P2">24 - F</text:p>
      <text:p text:style-name="P2">0026 5.35</text:p>
      <text:p text:style-name="P2">0643 0.89</text:p>
      <text:p text:style-name="P2">1250 5.49</text:p>
      <text:p text:style-name="P2">1903 0.77</text:p>
      <text:p text:style-name="P2"/>
      <text:p text:style-name="P2">25 - SA</text:p>
      <text:p text:style-name="P2">0112 5.60</text:p>
      <text:p text:style-name="P2">0722 0.67</text:p>
      <text:p text:style-name="P2">1334 5.69</text:p>
      <text:p text:style-name="P2">1939 0.60</text:p>
      <text:p text:style-name="P2"/>
      <text:p text:style-name="P2">26 - SU</text:p>
      <text:p text:style-name="P2">0154 5.74</text:p>
      <text:p text:style-name="P2">0756 0.55</text:p>
      <text:p text:style-name="P2">1413 5.75</text:p>
      <text:p text:style-name="P2">2012 0.52</text:p>
      <text:p text:style-name="P2"/>
      <text:p text:style-name="P2">27 - M</text:p>
      <text:p text:style-name="P2">0231 5.73</text:p>
      <text:p text:style-name="P2">0828 0.53</text:p>
      <text:p text:style-name="P2">1449 5.68</text:p>
      <text:p text:style-name="P2">2043 0.55</text:p>
      <text:p text:style-name="P2"/>
      <text:p text:style-name="P2">28 - TU</text:p>
      <text:p text:style-name="P2">0305 5.60</text:p>
      <text:p text:style-name="P2">0858 0.60</text:p>
      <text:p text:style-name="P2">1521 5.50</text:p>
      <text:p text:style-name="P2">2114 0.66</text:p>
      <text:p text:style-name="P2"/>
      <text:p text:style-name="P2">29 - W</text:p>
      <text:p text:style-name="P2">0335 5.38</text:p>
      <text:p text:style-name="P2">0929 0.75</text:p>
      <text:p text:style-name="P2">1549 5.25</text:p>
      <text:p text:style-name="P2">2145 0.85</text:p>
      <text:p text:style-name="P2"/>
      <text:p text:style-name="P2">30 - TH</text:p>
      <text:p text:style-name="P2">0402 5.11</text:p>
      <text:p text:style-name="P2">1001 0.98</text:p>
      <text:p text:style-name="P2">1613 4.96</text:p>
      <text:p text:style-name="P2">2218 1.1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ctober</text:p>
      <text:p text:style-name="P2"/>
      <text:p text:style-name="P2"/>
      <text:p text:style-name="P2"/>
      <text:p text:style-name="P2"/>
      <text:p text:style-name="P2"/>
      <text:p text:style-name="P2">1 - F</text:p>
      <text:p text:style-name="P2">0424 4.82</text:p>
      <text:p text:style-name="P2">1035 1.26</text:p>
      <text:p text:style-name="P2">1635 4.68</text:p>
      <text:p text:style-name="P2">2253 1.42</text:p>
      <text:p text:style-name="P2"/>
      <text:p text:style-name="P2">2 - SA</text:p>
      <text:p text:style-name="P2">0447 4.54</text:p>
      <text:p text:style-name="P2">1113 1.58</text:p>
      <text:p text:style-name="P2">1701 4.40</text:p>
      <text:p text:style-name="P2">2334 1.75</text:p>
      <text:p text:style-name="P2"/>
      <text:p text:style-name="P2">3 - SU</text:p>
      <text:p text:style-name="P2">0518 4.27</text:p>
      <text:p text:style-name="P2">1158 1.91</text:p>
      <text:p text:style-name="P2">1739 4.13</text:p>
      <text:p text:style-name="P2"/>
      <text:p text:style-name="P2"/>
      <text:p text:style-name="P2">4 - M</text:p>
      <text:p text:style-name="P2">0027 2.06</text:p>
      <text:p text:style-name="P2">0605 4.00</text:p>
      <text:p text:style-name="P2">1302 2.19</text:p>
      <text:p text:style-name="P2">1838 3.88</text:p>
      <text:p text:style-name="P2"/>
      <text:p text:style-name="P2">5 - TU</text:p>
      <text:p text:style-name="P2">0144 2.27</text:p>
      <text:p text:style-name="P2">0722 3.79</text:p>
      <text:p text:style-name="P2">1431 2.29</text:p>
      <text:p text:style-name="P2">2018 3.77</text:p>
      <text:p text:style-name="P2"/>
      <text:p text:style-name="P2">6 - W</text:p>
      <text:p text:style-name="P2">0318 2.23</text:p>
      <text:p text:style-name="P2">0919 3.84</text:p>
      <text:p text:style-name="P2">1559 2.10</text:p>
      <text:p text:style-name="P2">2207 3.99</text:p>
      <text:p text:style-name="P2"/>
      <text:p text:style-name="P2">7 - TH</text:p>
      <text:p text:style-name="P2">0434 1.92</text:p>
      <text:p text:style-name="P2">1042 4.19</text:p>
      <text:p text:style-name="P2">1704 1.71</text:p>
      <text:p text:style-name="P2">2309 4.41</text:p>
      <text:p text:style-name="P2"/>
      <text:p text:style-name="P2">8 - F</text:p>
      <text:p text:style-name="P2">0530 1.49</text:p>
      <text:p text:style-name="P2">1132 4.64</text:p>
      <text:p text:style-name="P2">1754 1.26</text:p>
      <text:p text:style-name="P2">2354 4.88</text:p>
      <text:p text:style-name="P2"/>
      <text:p text:style-name="P2">9 - SA</text:p>
      <text:p text:style-name="P2">0616 1.04</text:p>
      <text:p text:style-name="P2">1214 5.12</text:p>
      <text:p text:style-name="P2">1837 0.83</text:p>
      <text:p text:style-name="P2"/>
      <text:p text:style-name="P2"/>
      <text:p text:style-name="P2">10 - SU</text:p>
      <text:p text:style-name="P2">0033 5.35</text:p>
      <text:p text:style-name="P2">0657 0.64</text:p>
      <text:p text:style-name="P2">1253 5.56</text:p>
      <text:p text:style-name="P2">1916 0.47</text:p>
      <text:p text:style-name="P2"/>
      <text:p text:style-name="P2">11 - M</text:p>
      <text:p text:style-name="P2">0112 5.74</text:p>
      <text:p text:style-name="P2">0735 0.33</text:p>
      <text:p text:style-name="P2">1331 5.90</text:p>
      <text:p text:style-name="P2">1954 0.22</text:p>
      <text:p text:style-name="P2"/>
      <text:p text:style-name="P2">12 - TU</text:p>
      <text:p text:style-name="P2">0151 6.03</text:p>
      <text:p text:style-name="P2">0812 0.15</text:p>
      <text:p text:style-name="P2">1411 6.12</text:p>
      <text:p text:style-name="P2">2030 0.11</text:p>
      <text:p text:style-name="P2"/>
      <text:p text:style-name="P2">13 - W</text:p>
      <text:p text:style-name="P2">0231 6.17</text:p>
      <text:p text:style-name="P2">0849 0.11</text:p>
      <text:p text:style-name="P2">1451 6.18</text:p>
      <text:p text:style-name="P2">2107 0.14</text:p>
      <text:p text:style-name="P2"/>
      <text:p text:style-name="P2">14 - TH</text:p>
      <text:p text:style-name="P2">0312 6.14</text:p>
      <text:p text:style-name="P2">0926 0.21</text:p>
      <text:p text:style-name="P2">1534 6.06</text:p>
      <text:p text:style-name="P2">2146 0.31</text:p>
      <text:p text:style-name="P2"/>
      <text:p text:style-name="P2">15 - F</text:p>
      <text:p text:style-name="P2">0356 5.95</text:p>
      <text:p text:style-name="P2">1006 0.44</text:p>
      <text:p text:style-name="P2">1619 5.80</text:p>
      <text:p text:style-name="P2">2227 0.60</text:p>
      <text:p text:style-name="P2"/>
      <text:p text:style-name="P2">16 - SA</text:p>
      <text:p text:style-name="P2">0443 5.62</text:p>
      <text:p text:style-name="P2">1050 0.79</text:p>
      <text:p text:style-name="P2">1709 5.42</text:p>
      <text:p text:style-name="P2">2314 0.99</text:p>
      <text:p text:style-name="P2"/>
      <text:p text:style-name="P2">17 - SU</text:p>
      <text:p text:style-name="P2">0537 5.20</text:p>
      <text:p text:style-name="P2">1142 1.20</text:p>
      <text:p text:style-name="P2">1808 4.99</text:p>
      <text:p text:style-name="P2"/>
      <text:p text:style-name="P2"/>
      <text:p text:style-name="P2">18 - M</text:p>
      <text:p text:style-name="P2">0013 1.40</text:p>
      <text:p text:style-name="P2">0643 4.80</text:p>
      <text:p text:style-name="P2">1249 1.58</text:p>
      <text:p text:style-name="P2">1921 4.65</text:p>
      <text:p text:style-name="P2"/>
      <text:p text:style-name="P2">19 - TU</text:p>
      <text:p text:style-name="P2">0132 1.71</text:p>
      <text:p text:style-name="P2">0803 4.56</text:p>
      <text:p text:style-name="P2">1421 1.78</text:p>
      <text:p text:style-name="P2">2047 4.53</text:p>
      <text:p text:style-name="P2"/>
      <text:p text:style-name="P2">20 - W</text:p>
      <text:p text:style-name="P2">0311 1.77</text:p>
      <text:p text:style-name="P2">0929 4.58</text:p>
      <text:p text:style-name="P2">1556 1.69</text:p>
      <text:p text:style-name="P2">2208 4.69</text:p>
      <text:p text:style-name="P2"/>
      <text:p text:style-name="P2">21 - TH</text:p>
      <text:p text:style-name="P2">0434 1.56</text:p>
      <text:p text:style-name="P2">1042 4.82</text:p>
      <text:p text:style-name="P2">1706 1.41</text:p>
      <text:p text:style-name="P2">2313 4.98</text:p>
      <text:p text:style-name="P2"/>
      <text:p text:style-name="P2">22 - F</text:p>
      <text:p text:style-name="P2">0533 1.26</text:p>
      <text:p text:style-name="P2">1141 5.13</text:p>
      <text:p text:style-name="P2">1756 1.12</text:p>
      <text:p text:style-name="P2"/>
      <text:p text:style-name="P2"/>
      <text:p text:style-name="P2">23 - SA</text:p>
      <text:p text:style-name="P2">0006 5.27</text:p>
      <text:p text:style-name="P2">0617 0.99</text:p>
      <text:p text:style-name="P2">1229 5.39</text:p>
      <text:p text:style-name="P2">1836 0.88</text:p>
      <text:p text:style-name="P2"/>
      <text:p text:style-name="P2">24 - SU</text:p>
      <text:p text:style-name="P2">0050 5.48</text:p>
      <text:p text:style-name="P2">0654 0.79</text:p>
      <text:p text:style-name="P2">1310 5.54</text:p>
      <text:p text:style-name="P2">1911 0.73</text:p>
      <text:p text:style-name="P2"/>
      <text:p text:style-name="P2">25 - M</text:p>
      <text:p text:style-name="P2">0129 5.57</text:p>
      <text:p text:style-name="P2">0727 0.68</text:p>
      <text:p text:style-name="P2">1347 5.57</text:p>
      <text:p text:style-name="P2">1942 0.66</text:p>
      <text:p text:style-name="P2"/>
      <text:p text:style-name="P2">26 - TU</text:p>
      <text:p text:style-name="P2">0204 5.55</text:p>
      <text:p text:style-name="P2">0758 0.66</text:p>
      <text:p text:style-name="P2">1420 5.50</text:p>
      <text:p text:style-name="P2">2013 0.67</text:p>
      <text:p text:style-name="P2"/>
      <text:p text:style-name="P2">27 - W</text:p>
      <text:p text:style-name="P2">0235 5.43</text:p>
      <text:p text:style-name="P2">0828 0.71</text:p>
      <text:p text:style-name="P2">1449 5.34</text:p>
      <text:p text:style-name="P2">2044 0.76</text:p>
      <text:p text:style-name="P2"/>
      <text:p text:style-name="P2">28 - TH</text:p>
      <text:p text:style-name="P2">0302 5.24</text:p>
      <text:p text:style-name="P2">0859 0.83</text:p>
      <text:p text:style-name="P2">1513 5.14</text:p>
      <text:p text:style-name="P2">2115 0.92</text:p>
      <text:p text:style-name="P2"/>
      <text:p text:style-name="P2">29 - F</text:p>
      <text:p text:style-name="P2">0325 5.03</text:p>
      <text:p text:style-name="P2">0932 1.02</text:p>
      <text:p text:style-name="P2">1535 4.93</text:p>
      <text:p text:style-name="P2">2149 1.13</text:p>
      <text:p text:style-name="P2"/>
      <text:p text:style-name="P2">30 - SA</text:p>
      <text:p text:style-name="P2">0347 4.83</text:p>
      <text:p text:style-name="P2">1006 1.26</text:p>
      <text:p text:style-name="P2">1600 4.73</text:p>
      <text:p text:style-name="P2">2225 1.39</text:p>
      <text:p text:style-name="P2"/>
      <text:p text:style-name="P2">31 - SU</text:p>
      <text:p text:style-name="P2">0414 4.62</text:p>
      <text:p text:style-name="P2">1045 1.53</text:p>
      <text:p text:style-name="P2">1631 4.51</text:p>
      <text:p text:style-name="P2">2307 1.68</text:p>
      <text:p text:style-name="P2"/>
      <text:p text:style-name="P2">November</text:p>
      <text:p text:style-name="P2"/>
      <text:p text:style-name="P2"/>
      <text:p text:style-name="P2"/>
      <text:p text:style-name="P2"/>
      <text:p text:style-name="P2"/>
      <text:p text:style-name="P2">1 - M</text:p>
      <text:p text:style-name="P2">0451 4.40</text:p>
      <text:p text:style-name="P2">1132 1.82</text:p>
      <text:p text:style-name="P2">1715 4.28</text:p>
      <text:p text:style-name="P2"/>
      <text:p text:style-name="P2"/>
      <text:p text:style-name="P2">2 - TU</text:p>
      <text:p text:style-name="P2">0001 1.95</text:p>
      <text:p text:style-name="P2">0543 4.17</text:p>
      <text:p text:style-name="P2">1236 2.05</text:p>
      <text:p text:style-name="P2">1817 4.07</text:p>
      <text:p text:style-name="P2"/>
      <text:p text:style-name="P2">3 - W</text:p>
      <text:p text:style-name="P2">0116 2.12</text:p>
      <text:p text:style-name="P2">0658 4.01</text:p>
      <text:p text:style-name="P2">1401 2.12</text:p>
      <text:p text:style-name="P2">1945 4.00</text:p>
      <text:p text:style-name="P2"/>
      <text:p text:style-name="P2">4 - TH</text:p>
      <text:p text:style-name="P2">0244 2.06</text:p>
      <text:p text:style-name="P2">0833 4.06</text:p>
      <text:p text:style-name="P2">1524 1.94</text:p>
      <text:p text:style-name="P2">2117 4.19</text:p>
      <text:p text:style-name="P2"/>
      <text:p text:style-name="P2">5 - F</text:p>
      <text:p text:style-name="P2">0359 1.77</text:p>
      <text:p text:style-name="P2">0955 4.37</text:p>
      <text:p text:style-name="P2">1630 1.58</text:p>
      <text:p text:style-name="P2">2226 4.57</text:p>
      <text:p text:style-name="P2"/>
      <text:p text:style-name="P2">6 - SA</text:p>
      <text:p text:style-name="P2">0457 1.37</text:p>
      <text:p text:style-name="P2">1053 4.80</text:p>
      <text:p text:style-name="P2">1722 1.16</text:p>
      <text:p text:style-name="P2">2318 5.02</text:p>
      <text:p text:style-name="P2"/>
      <text:p text:style-name="P2">7 - SU</text:p>
      <text:p text:style-name="P2">0546 0.96</text:p>
      <text:p text:style-name="P2">1141 5.24</text:p>
      <text:p text:style-name="P2">1808 0.77</text:p>
      <text:p text:style-name="P2"/>
      <text:p text:style-name="P2"/>
      <text:p text:style-name="P2">8 - M</text:p>
      <text:p text:style-name="P2">0003 5.45</text:p>
      <text:p text:style-name="P2">0629 0.60</text:p>
      <text:p text:style-name="P2">1225 5.64</text:p>
      <text:p text:style-name="P2">1849 0.45</text:p>
      <text:p text:style-name="P2"/>
      <text:p text:style-name="P2">9 - TU</text:p>
      <text:p text:style-name="P2">0046 5.81</text:p>
      <text:p text:style-name="P2">0709 0.33</text:p>
      <text:p text:style-name="P2">1307 5.94</text:p>
      <text:p text:style-name="P2">1929 0.24</text:p>
      <text:p text:style-name="P2"/>
      <text:p text:style-name="P2">10 - W</text:p>
      <text:p text:style-name="P2">0128 6.04</text:p>
      <text:p text:style-name="P2">0748 0.18</text:p>
      <text:p text:style-name="P2">1349 6.11</text:p>
      <text:p text:style-name="P2">2008 0.16</text:p>
      <text:p text:style-name="P2"/>
      <text:p text:style-name="P2">11 - TH</text:p>
      <text:p text:style-name="P2">0211 6.13</text:p>
      <text:p text:style-name="P2">0827 0.17</text:p>
      <text:p text:style-name="P2">1432 6.12</text:p>
      <text:p text:style-name="P2">2047 0.22</text:p>
      <text:p text:style-name="P2"/>
      <text:p text:style-name="P2">12 - F</text:p>
      <text:p text:style-name="P2">0254 6.07</text:p>
      <text:p text:style-name="P2">0907 0.29</text:p>
      <text:p text:style-name="P2">1517 5.98</text:p>
      <text:p text:style-name="P2">2127 0.40</text:p>
      <text:p text:style-name="P2"/>
      <text:p text:style-name="P2">13 - SA</text:p>
      <text:p text:style-name="P2">0340 5.86</text:p>
      <text:p text:style-name="P2">0948 0.53</text:p>
      <text:p text:style-name="P2">1604 5.71</text:p>
      <text:p text:style-name="P2">2211 0.69</text:p>
      <text:p text:style-name="P2"/>
      <text:p text:style-name="P2">14 - SU</text:p>
      <text:p text:style-name="P2">0429 5.53</text:p>
      <text:p text:style-name="P2">1034 0.86</text:p>
      <text:p text:style-name="P2">1656 5.35</text:p>
      <text:p text:style-name="P2">2300 1.04</text:p>
      <text:p text:style-name="P2"/>
      <text:p text:style-name="P2">15 - M</text:p>
      <text:p text:style-name="P2">0525 5.16</text:p>
      <text:p text:style-name="P2">1128 1.22</text:p>
      <text:p text:style-name="P2">1756 4.97</text:p>
      <text:p text:style-name="P2">2359 1.40</text:p>
      <text:p text:style-name="P2"/>
      <text:p text:style-name="P2">16 - TU</text:p>
      <text:p text:style-name="P2">0630 4.81</text:p>
      <text:p text:style-name="P2">1234 1.55</text:p>
      <text:p text:style-name="P2">1907 4.68</text:p>
      <text:p text:style-name="P2"/>
      <text:p text:style-name="P2"/>
      <text:p text:style-name="P2">17 - W</text:p>
      <text:p text:style-name="P2">0114 1.67</text:p>
      <text:p text:style-name="P2">0747 4.60</text:p>
      <text:p text:style-name="P2">1357 1.73</text:p>
      <text:p text:style-name="P2">2027 4.57</text:p>
      <text:p text:style-name="P2"/>
      <text:p text:style-name="P2">18 - TH</text:p>
      <text:p text:style-name="P2">0241 1.74</text:p>
      <text:p text:style-name="P2">0906 4.59</text:p>
      <text:p text:style-name="P2">1522 1.70</text:p>
      <text:p text:style-name="P2">2142 4.66</text:p>
      <text:p text:style-name="P2"/>
      <text:p text:style-name="P2">19 - F</text:p>
      <text:p text:style-name="P2">0358 1.62</text:p>
      <text:p text:style-name="P2">1015 4.75</text:p>
      <text:p text:style-name="P2">1630 1.52</text:p>
      <text:p text:style-name="P2">2246 4.86</text:p>
      <text:p text:style-name="P2"/>
      <text:p text:style-name="P2">20 - SA</text:p>
      <text:p text:style-name="P2">0457 1.41</text:p>
      <text:p text:style-name="P2">1113 4.96</text:p>
      <text:p text:style-name="P2">1721 1.30</text:p>
      <text:p text:style-name="P2">2338 5.06</text:p>
      <text:p text:style-name="P2"/>
      <text:p text:style-name="P2">21 - SU</text:p>
      <text:p text:style-name="P2">0543 1.21</text:p>
      <text:p text:style-name="P2">1201 5.14</text:p>
      <text:p text:style-name="P2">1802 1.12</text:p>
      <text:p text:style-name="P2"/>
      <text:p text:style-name="P2"/>
      <text:p text:style-name="P2">22 - M</text:p>
      <text:p text:style-name="P2">0023 5.20</text:p>
      <text:p text:style-name="P2">0621 1.05</text:p>
      <text:p text:style-name="P2">1243 5.24</text:p>
      <text:p text:style-name="P2">1838 0.99</text:p>
      <text:p text:style-name="P2"/>
      <text:p text:style-name="P2">23 - TU</text:p>
      <text:p text:style-name="P2">0102 5.26</text:p>
      <text:p text:style-name="P2">0655 0.95</text:p>
      <text:p text:style-name="P2">1320 5.26</text:p>
      <text:p text:style-name="P2">1911 0.92</text:p>
      <text:p text:style-name="P2"/>
      <text:p text:style-name="P2">24 - W</text:p>
      <text:p text:style-name="P2">0136 5.24</text:p>
      <text:p text:style-name="P2">0728 0.90</text:p>
      <text:p text:style-name="P2">1352 5.20</text:p>
      <text:p text:style-name="P2">1944 0.90</text:p>
      <text:p text:style-name="P2"/>
      <text:p text:style-name="P2">25 - TH</text:p>
      <text:p text:style-name="P2">0206 5.16</text:p>
      <text:p text:style-name="P2">0801 0.91</text:p>
      <text:p text:style-name="P2">1419 5.11</text:p>
      <text:p text:style-name="P2">2017 0.94</text:p>
      <text:p text:style-name="P2"/>
      <text:p text:style-name="P2">26 - F</text:p>
      <text:p text:style-name="P2">0231 5.06</text:p>
      <text:p text:style-name="P2">0834 0.97</text:p>
      <text:p text:style-name="P2">1443 5.00</text:p>
      <text:p text:style-name="P2">2051 1.02</text:p>
      <text:p text:style-name="P2"/>
      <text:p text:style-name="P2">27 - SA</text:p>
      <text:p text:style-name="P2">0255 4.95</text:p>
      <text:p text:style-name="P2">0909 1.09</text:p>
      <text:p text:style-name="P2">1508 4.90</text:p>
      <text:p text:style-name="P2">2127 1.16</text:p>
      <text:p text:style-name="P2"/>
      <text:p text:style-name="P2">28 - SU</text:p>
      <text:p text:style-name="P2">0322 4.85</text:p>
      <text:p text:style-name="P2">0946 1.24</text:p>
      <text:p text:style-name="P2">1538 4.80</text:p>
      <text:p text:style-name="P2">2206 1.33</text:p>
      <text:p text:style-name="P2"/>
      <text:p text:style-name="P2">29 - M</text:p>
      <text:p text:style-name="P2">0356 4.74</text:p>
      <text:p text:style-name="P2">1028 1.42</text:p>
      <text:p text:style-name="P2">1616 4.67</text:p>
      <text:p text:style-name="P2">2251 1.52</text:p>
      <text:p text:style-name="P2"/>
      <text:p text:style-name="P2">30 - TU</text:p>
      <text:p text:style-name="P2">0439 4.60</text:p>
      <text:p text:style-name="P2">1116 1.61</text:p>
      <text:p text:style-name="P2">1704 4.53</text:p>
      <text:p text:style-name="P2">2344 1.7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ecember</text:p>
      <text:p text:style-name="P2"/>
      <text:p text:style-name="P2"/>
      <text:p text:style-name="P2"/>
      <text:p text:style-name="P2"/>
      <text:p text:style-name="P2"/>
      <text:p text:style-name="P2">1 - W</text:p>
      <text:p text:style-name="P2">0533 4.46</text:p>
      <text:p text:style-name="P2">1216 1.76</text:p>
      <text:p text:style-name="P2">1804 4.40</text:p>
      <text:p text:style-name="P2"/>
      <text:p text:style-name="P2"/>
      <text:p text:style-name="P2">2 - TH</text:p>
      <text:p text:style-name="P2">0050 1.81</text:p>
      <text:p text:style-name="P2">0639 4.37</text:p>
      <text:p text:style-name="P2">1327 1.82</text:p>
      <text:p text:style-name="P2">1917 4.36</text:p>
      <text:p text:style-name="P2"/>
      <text:p text:style-name="P2">3 - F</text:p>
      <text:p text:style-name="P2">0205 1.78</text:p>
      <text:p text:style-name="P2">0755 4.40</text:p>
      <text:p text:style-name="P2">1442 1.71</text:p>
      <text:p text:style-name="P2">2033 4.48</text:p>
      <text:p text:style-name="P2"/>
      <text:p text:style-name="P2">4 - SA</text:p>
      <text:p text:style-name="P2">0317 1.60</text:p>
      <text:p text:style-name="P2">0909 4.60</text:p>
      <text:p text:style-name="P2">1549 1.46</text:p>
      <text:p text:style-name="P2">2142 4.75</text:p>
      <text:p text:style-name="P2"/>
      <text:p text:style-name="P2">5 - SU</text:p>
      <text:p text:style-name="P2">0419 1.31</text:p>
      <text:p text:style-name="P2">1012 4.91</text:p>
      <text:p text:style-name="P2">1646 1.15</text:p>
      <text:p text:style-name="P2">2241 5.08</text:p>
      <text:p text:style-name="P2"/>
      <text:p text:style-name="P2">6 - M</text:p>
      <text:p text:style-name="P2">0512 0.99</text:p>
      <text:p text:style-name="P2">1108 5.26</text:p>
      <text:p text:style-name="P2">1737 0.84</text:p>
      <text:p text:style-name="P2">2333 5.42</text:p>
      <text:p text:style-name="P2"/>
      <text:p text:style-name="P2">7 - TU</text:p>
      <text:p text:style-name="P2">0600 0.70</text:p>
      <text:p text:style-name="P2">1158 5.57</text:p>
      <text:p text:style-name="P2">1823 0.58</text:p>
      <text:p text:style-name="P2"/>
      <text:p text:style-name="P2"/>
      <text:p text:style-name="P2">8 - W</text:p>
      <text:p text:style-name="P2">0022 5.71</text:p>
      <text:p text:style-name="P2">0645 0.48</text:p>
      <text:p text:style-name="P2">1245 5.82</text:p>
      <text:p text:style-name="P2">1907 0.41</text:p>
      <text:p text:style-name="P2"/>
      <text:p text:style-name="P2">9 - TH</text:p>
      <text:p text:style-name="P2">0109 5.90</text:p>
      <text:p text:style-name="P2">0729 0.36</text:p>
      <text:p text:style-name="P2">1332 5.95</text:p>
      <text:p text:style-name="P2">1950 0.34</text:p>
      <text:p text:style-name="P2"/>
      <text:p text:style-name="P2">10 - F</text:p>
      <text:p text:style-name="P2">0155 5.97</text:p>
      <text:p text:style-name="P2">0811 0.34</text:p>
      <text:p text:style-name="P2">1418 5.96</text:p>
      <text:p text:style-name="P2">2032 0.37</text:p>
      <text:p text:style-name="P2"/>
      <text:p text:style-name="P2">11 - SA</text:p>
      <text:p text:style-name="P2">0242 5.92</text:p>
      <text:p text:style-name="P2">0854 0.43</text:p>
      <text:p text:style-name="P2">1506 5.85</text:p>
      <text:p text:style-name="P2">2115 0.51</text:p>
      <text:p text:style-name="P2"/>
      <text:p text:style-name="P2">12 - SU</text:p>
      <text:p text:style-name="P2">0330 5.76</text:p>
      <text:p text:style-name="P2">0938 0.61</text:p>
      <text:p text:style-name="P2">1555 5.64</text:p>
      <text:p text:style-name="P2">2201 0.73</text:p>
      <text:p text:style-name="P2"/>
      <text:p text:style-name="P2">13 - M</text:p>
      <text:p text:style-name="P2">0420 5.51</text:p>
      <text:p text:style-name="P2">1025 0.86</text:p>
      <text:p text:style-name="P2">1647 5.36</text:p>
      <text:p text:style-name="P2">2250 1.00</text:p>
      <text:p text:style-name="P2"/>
      <text:p text:style-name="P2">14 - TU</text:p>
      <text:p text:style-name="P2">0515 5.21</text:p>
      <text:p text:style-name="P2">1116 1.14</text:p>
      <text:p text:style-name="P2">1744 5.06</text:p>
      <text:p text:style-name="P2">2344 1.28</text:p>
      <text:p text:style-name="P2"/>
      <text:p text:style-name="P2">15 - W</text:p>
      <text:p text:style-name="P2">0615 4.92</text:p>
      <text:p text:style-name="P2">1214 1.41</text:p>
      <text:p text:style-name="P2">1847 4.80</text:p>
      <text:p text:style-name="P2"/>
      <text:p text:style-name="P2"/>
      <text:p text:style-name="P2">16 - TH</text:p>
      <text:p text:style-name="P2">0046 1.53</text:p>
      <text:p text:style-name="P2">0721 4.70</text:p>
      <text:p text:style-name="P2">1320 1.61</text:p>
      <text:p text:style-name="P2">1956 4.63</text:p>
      <text:p text:style-name="P2"/>
      <text:p text:style-name="P2">17 - F</text:p>
      <text:p text:style-name="P2">0156 1.68</text:p>
      <text:p text:style-name="P2">0831 4.59</text:p>
      <text:p text:style-name="P2">1431 1.71</text:p>
      <text:p text:style-name="P2">2105 4.58</text:p>
      <text:p text:style-name="P2"/>
      <text:p text:style-name="P2">18 - SA</text:p>
      <text:p text:style-name="P2">0306 1.71</text:p>
      <text:p text:style-name="P2">0938 4.59</text:p>
      <text:p text:style-name="P2">1538 1.68</text:p>
      <text:p text:style-name="P2">2209 4.62</text:p>
      <text:p text:style-name="P2"/>
      <text:p text:style-name="P2">19 - SU</text:p>
      <text:p text:style-name="P2">0408 1.64</text:p>
      <text:p text:style-name="P2">1038 4.66</text:p>
      <text:p text:style-name="P2">1635 1.59</text:p>
      <text:p text:style-name="P2">2305 4.71</text:p>
      <text:p text:style-name="P2"/>
      <text:p text:style-name="P2">20 - M</text:p>
      <text:p text:style-name="P2">0500 1.53</text:p>
      <text:p text:style-name="P2">1130 4.75</text:p>
      <text:p text:style-name="P2">1723 1.47</text:p>
      <text:p text:style-name="P2">2354 4.79</text:p>
      <text:p text:style-name="P2"/>
      <text:p text:style-name="P2">21 - TU</text:p>
      <text:p text:style-name="P2">0544 1.41</text:p>
      <text:p text:style-name="P2">1215 4.82</text:p>
      <text:p text:style-name="P2">1805 1.35</text:p>
      <text:p text:style-name="P2"/>
      <text:p text:style-name="P2"/>
      <text:p text:style-name="P2">22 - W</text:p>
      <text:p text:style-name="P2">0035 4.85</text:p>
      <text:p text:style-name="P2">0624 1.30</text:p>
      <text:p text:style-name="P2">1254 4.86</text:p>
      <text:p text:style-name="P2">1843 1.25</text:p>
      <text:p text:style-name="P2"/>
      <text:p text:style-name="P2">23 - TH</text:p>
      <text:p text:style-name="P2">0111 4.87</text:p>
      <text:p text:style-name="P2">0702 1.20</text:p>
      <text:p text:style-name="P2">1326 4.88</text:p>
      <text:p text:style-name="P2">1920 1.16</text:p>
      <text:p text:style-name="P2"/>
      <text:p text:style-name="P2">24 - F</text:p>
      <text:p text:style-name="P2">0141 4.89</text:p>
      <text:p text:style-name="P2">0739 1.13</text:p>
      <text:p text:style-name="P2">1355 4.89</text:p>
      <text:p text:style-name="P2">1957 1.11</text:p>
      <text:p text:style-name="P2"/>
      <text:p text:style-name="P2">25 - SA</text:p>
      <text:p text:style-name="P2">0208 4.90</text:p>
      <text:p text:style-name="P2">0816 1.09</text:p>
      <text:p text:style-name="P2">1422 4.92</text:p>
      <text:p text:style-name="P2">2034 1.08</text:p>
      <text:p text:style-name="P2"/>
      <text:p text:style-name="P2">26 - SU</text:p>
      <text:p text:style-name="P2">0236 4.93</text:p>
      <text:p text:style-name="P2">0854 1.09</text:p>
      <text:p text:style-name="P2">1451 4.95</text:p>
      <text:p text:style-name="P2">2113 1.10</text:p>
      <text:p text:style-name="P2"/>
      <text:p text:style-name="P2">27 - M</text:p>
      <text:p text:style-name="P2">0308 4.96</text:p>
      <text:p text:style-name="P2">0933 1.12</text:p>
      <text:p text:style-name="P2">1526 4.96</text:p>
      <text:p text:style-name="P2">2154 1.14</text:p>
      <text:p text:style-name="P2"/>
      <text:p text:style-name="P2">28 - TU</text:p>
      <text:p text:style-name="P2">0345 4.96</text:p>
      <text:p text:style-name="P2">1015 1.18</text:p>
      <text:p text:style-name="P2">1606 4.95</text:p>
      <text:p text:style-name="P2">2237 1.22</text:p>
      <text:p text:style-name="P2"/>
      <text:p text:style-name="P2">29 - W</text:p>
      <text:p text:style-name="P2">0429 4.93</text:p>
      <text:p text:style-name="P2">1101 1.27</text:p>
      <text:p text:style-name="P2">1653 4.90</text:p>
      <text:p text:style-name="P2">2326 1.32</text:p>
      <text:p text:style-name="P2"/>
      <text:p text:style-name="P2">30 - TH</text:p>
      <text:p text:style-name="P2">0519 4.87</text:p>
      <text:p text:style-name="P2">1152 1.37</text:p>
      <text:p text:style-name="P2">1746 4.83</text:p>
      <text:p text:style-name="P2"/>
      <text:p text:style-name="P2"/>
      <text:p text:style-name="P2">31 - F</text:p>
      <text:p text:style-name="P2">0021 1.42</text:p>
      <text:p text:style-name="P2">0616 4.80</text:p>
      <text:p text:style-name="P2">1251 1.45</text:p>
      <text:p text:style-name="P2">1847 4.7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officeooo:rsid="0026d9b9"/>
    </style:style>
    <style:style style:name="MT2" style:family="text">
      <style:text-properties officeooo:rsid="002bd351"/>
    </style:style>
    <style:page-layout style:name="Mpm1">
      <style:page-layout-properties fo:page-width="21.001cm" fo:page-height="29.7cm" style:num-format="1" style:print-orientation="portrait" fo:margin-top="0.75cm" fo:margin-bottom="0.7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8"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9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MP1">Bridge Command Training Area 1 – Times and heights of high and low waters - 20<text:span text:style-name="MT1">2</text:span><text:span text:style-name="MT2">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11-06T20:14:13.690917137</meta:creation-date>
    <meta:editing-duration>PT20H46M6S</meta:editing-duration>
    <meta:editing-cycles>9</meta:editing-cycles>
    <meta:generator>LibreOffice/7.1.1.2$MacOSX_X86_64 LibreOffice_project/fe0b08f4af1bacafe4c7ecc87ce55bb426164676</meta:generator>
    <dc:date>2022-05-12T08:43:41.928942612</dc:date>
    <meta:document-statistic meta:table-count="0" meta:image-count="0" meta:object-count="0" meta:page-count="3" meta:paragraph-count="1788" meta:word-count="3942" meta:character-count="15134" meta:non-whitespace-character-count="12979"/>
  </office:meta>
</office:document-meta>
</file>